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093cm" table:align="left"/>
    </style:style>
    <style:style style:name="Table1.A" style:family="table-column">
      <style:table-column-properties style:column-width="3.515cm"/>
    </style:style>
    <style:style style:name="Table1.B" style:family="table-column">
      <style:table-column-properties style:column-width="4.159cm"/>
    </style:style>
    <style:style style:name="Table1.C" style:family="table-column">
      <style:table-column-properties style:column-width="6.419cm"/>
    </style:style>
    <style:style style:name="Table1.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Standard">
      <style:paragraph-properties fo:margin-top="0cm" fo:margin-bottom="0.499cm" style:contextual-spacing="false"/>
    </style:style>
    <style:style style:name="P4" style:family="paragraph" style:parent-style-name="Preformatted_20_Text" style:list-style-name="L3"/>
    <style:style style:name="P5" style:family="paragraph" style:parent-style-name="Preformatted_20_Text" style:list-style-name="L3">
      <style:paragraph-properties style:writing-mode="lr-tb"/>
    </style:style>
    <style:style style:name="P6" style:family="paragraph" style:parent-style-name="Preformatted_20_Text" style:list-style-name="L3">
      <style:paragraph-properties fo:margin-top="0cm" fo:margin-bottom="0.499cm" style:contextual-spacing="false" style:writing-mode="lr-tb"/>
    </style:style>
    <style:style style:name="P7" style:family="paragraph" style:parent-style-name="Preformatted_20_Text" style:list-style-name="L8"/>
    <style:style style:name="P8" style:family="paragraph" style:parent-style-name="Preformatted_20_Text" style:list-style-name="L8">
      <style:paragraph-properties fo:margin-top="0cm" fo:margin-bottom="0.499cm" style:contextual-spacing="false" style:writing-mode="lr-tb"/>
    </style:style>
    <style:style style:name="P9" style:family="paragraph" style:parent-style-name="Preformatted_20_Text" style:list-style-name="L9"/>
    <style:style style:name="P10" style:family="paragraph" style:parent-style-name="Preformatted_20_Text" style:list-style-name="L9">
      <style:paragraph-properties fo:margin-top="0cm" fo:margin-bottom="0.499cm" style:contextual-spacing="false" style:writing-mode="lr-tb"/>
    </style:style>
    <style:style style:name="P11" style:family="paragraph" style:parent-style-name="Preformatted_20_Text" style:list-style-name="L10"/>
    <style:style style:name="P12" style:family="paragraph" style:parent-style-name="Preformatted_20_Text" style:list-style-name="L10">
      <style:paragraph-properties fo:margin-top="0cm" fo:margin-bottom="0.499cm" style:contextual-spacing="false" style:writing-mode="lr-tb"/>
    </style:style>
    <style:style style:name="P13" style:family="paragraph" style:parent-style-name="Preformatted_20_Text">
      <style:paragraph-properties style:writing-mode="lr-tb"/>
    </style:style>
    <style:style style:name="P14" style:family="paragraph" style:parent-style-name="Preformatted_20_Text">
      <style:paragraph-properties fo:margin-top="0cm" fo:margin-bottom="0.499cm" style:contextual-spacing="false" style:writing-mode="lr-tb"/>
    </style:style>
    <style:style style:name="P15" style:family="paragraph" style:parent-style-name="Preformatted_20_Text" style:list-style-name="L18"/>
    <style:style style:name="P16" style:family="paragraph" style:parent-style-name="Preformatted_20_Text" style:list-style-name="L18">
      <style:paragraph-properties fo:margin-top="0cm" fo:margin-bottom="0.499cm" style:contextual-spacing="false" style:writing-mode="lr-tb"/>
    </style:style>
    <style:style style:name="P17" style:family="paragraph" style:parent-style-name="Preformatted_20_Text" style:list-style-name="L19"/>
    <style:style style:name="P18" style:family="paragraph" style:parent-style-name="Preformatted_20_Text" style:list-style-name="L19">
      <style:paragraph-properties fo:margin-top="0cm" fo:margin-bottom="0.499cm" style:contextual-spacing="false" style:writing-mode="lr-tb"/>
    </style:style>
    <style:style style:name="P19" style:family="paragraph" style:parent-style-name="Preformatted_20_Text" style:list-style-name="L20"/>
    <style:style style:name="P20" style:family="paragraph" style:parent-style-name="Preformatted_20_Text" style:list-style-name="L20">
      <style:paragraph-properties fo:margin-top="0cm" fo:margin-bottom="0.499cm" style:contextual-spacing="false" style:writing-mode="lr-tb"/>
    </style:style>
    <style:style style:name="P21" style:family="paragraph" style:parent-style-name="Preformatted_20_Text" style:list-style-name="L23"/>
    <style:style style:name="P22" style:family="paragraph" style:parent-style-name="Preformatted_20_Text" style:list-style-name="L23">
      <style:paragraph-properties fo:margin-top="0cm" fo:margin-bottom="0.499cm" style:contextual-spacing="false" style:writing-mode="lr-tb"/>
    </style:style>
    <style:style style:name="P23" style:family="paragraph" style:parent-style-name="Preformatted_20_Text" style:list-style-name="L24"/>
    <style:style style:name="P24" style:family="paragraph" style:parent-style-name="Preformatted_20_Text" style:list-style-name="L24">
      <style:paragraph-properties style:writing-mode="lr-tb"/>
    </style:style>
    <style:style style:name="P25" style:family="paragraph" style:parent-style-name="Preformatted_20_Text" style:list-style-name="L24">
      <style:paragraph-properties fo:margin-top="0cm" fo:margin-bottom="0.499cm" style:contextual-spacing="false" style:writing-mode="lr-tb"/>
    </style:style>
    <style:style style:name="P26" style:family="paragraph" style:parent-style-name="Standard">
      <style:paragraph-properties fo:margin-top="0cm" fo:margin-bottom="0.499cm" style:contextual-spacing="false"/>
    </style:style>
    <style:style style:name="P27" style:family="paragraph" style:parent-style-name="Text_20_body" style:list-style-name="L1"/>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0">
      <style:paragraph-properties fo:margin-top="0cm" fo:margin-bottom="0cm" style:contextual-spacing="false"/>
    </style:style>
    <style:style style:name="P45" style:family="paragraph" style:parent-style-name="Text_20_body" style:list-style-name="L11"/>
    <style:style style:name="P46" style:family="paragraph" style:parent-style-name="Text_20_body" style:list-style-name="L11">
      <style:paragraph-properties fo:margin-top="0cm" fo:margin-bottom="0cm" style:contextual-spacing="false"/>
    </style:style>
    <style:style style:name="P47" style:family="paragraph" style:parent-style-name="Text_20_body" style:list-style-name="L12"/>
    <style:style style:name="P48" style:family="paragraph" style:parent-style-name="Text_20_body" style:list-style-name="L12">
      <style:paragraph-properties fo:margin-top="0cm" fo:margin-bottom="0cm" style:contextual-spacing="false"/>
    </style:style>
    <style:style style:name="P49" style:family="paragraph" style:parent-style-name="Text_20_body" style:list-style-name="L13"/>
    <style:style style:name="P50" style:family="paragraph" style:parent-style-name="Text_20_body" style:list-style-name="L13">
      <style:paragraph-properties fo:margin-top="0cm" fo:margin-bottom="0cm" style:contextual-spacing="false"/>
    </style:style>
    <style:style style:name="P51" style:family="paragraph" style:parent-style-name="Text_20_body" style:list-style-name="L14"/>
    <style:style style:name="P52" style:family="paragraph" style:parent-style-name="Text_20_body" style:list-style-name="L14">
      <style:paragraph-properties fo:margin-top="0cm" fo:margin-bottom="0cm" style:contextual-spacing="false"/>
    </style:style>
    <style:style style:name="P53" style:family="paragraph" style:parent-style-name="Text_20_body" style:list-style-name="L15"/>
    <style:style style:name="P54" style:family="paragraph" style:parent-style-name="Text_20_body" style:list-style-name="L15">
      <style:paragraph-properties fo:margin-top="0cm" fo:margin-bottom="0cm" style:contextual-spacing="false"/>
    </style:style>
    <style:style style:name="P55" style:family="paragraph" style:parent-style-name="Text_20_body" style:list-style-name="L16"/>
    <style:style style:name="P56" style:family="paragraph" style:parent-style-name="Text_20_body" style:list-style-name="L16">
      <style:paragraph-properties fo:margin-top="0cm" fo:margin-bottom="0cm" style:contextual-spacing="false"/>
    </style:style>
    <style:style style:name="P57" style:family="paragraph" style:parent-style-name="Text_20_body" style:list-style-name="L17"/>
    <style:style style:name="P58" style:family="paragraph" style:parent-style-name="Text_20_body" style:list-style-name="L17">
      <style:paragraph-properties fo:margin-top="0cm" fo:margin-bottom="0cm" style:contextual-spacing="false"/>
    </style:style>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1">
      <style:paragraph-properties fo:margin-top="0cm" fo:margin-bottom="0cm" style:contextual-spacing="false"/>
    </style:style>
    <style:style style:name="P64" style:family="paragraph" style:parent-style-name="Text_20_body" style:list-style-name="L22"/>
    <style:style style:name="P65" style:family="paragraph" style:parent-style-name="Text_20_body" style:list-style-name="L22">
      <style:paragraph-properties fo:margin-top="0cm" fo:margin-bottom="0cm" style:contextual-spacing="false"/>
    </style:style>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5">
      <style:paragraph-properties fo:margin-top="0cm" fo:margin-bottom="0cm" style:contextual-spacing="false"/>
    </style:style>
    <style:style style:name="T1"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file GPS_NMEA_Data.ino @brief Simple GPS Application @detail This code will display GPS output in NMEA sentences Aries Board pinout: https://vegaprocessors.in/files/PINOUT_ARIES%20V2.0_.pdf Arduino code Reference: https://randomnerdtutorials.com/guide-to-neo-6m-gps-module-with-arduino/ Library Name: VEGA_SoftwareSerial Library Download link: https://gitlab.com/riscv-vega/vega-sensor-libraries/communication/vega_softwareserial *** UBLOX NEO-6M-GPS *** Connections: GPS Aries Board GND - GND TX - GPIO-4 RX - GPIO-3 VCC - 3.3V Example for Understanding NMEA Sentences: There are different types of NMEA sentences. The type of message is indicated by the characters before the first comma. In the following sentence: $GPGGA,110617.00,41XX.XXXXX,N,00831.54761,W,1,05,2.68,129.0,M,50.1,M,,*42 The GP after the $ indicates it is a GPS position. The $GPGGA is the basic GPS NMEA message, that provides 3D location and accuracy data. 110617 – represents the time at which the fix location was taken, 11:06:17 UTC 41XX.XXXXX,N – latitude 41 deg XX.XXXXX’ N 00831.54761,W – Longitude 008 deg 31.54761′ W 1 – fix quality (0 = invalid; 1= GPS fix; 2 = DGPS fix; 3 = PPS fix; 4 = Real Time Kinematic; 5 = Float RTK; 6 = estimated (dead reckoning); 7 = Manual input mode; 8 = Simulation mode) 05 – number of satellites being tracked 2.68 – Horizontal dilution of position 129.0, M – Altitude, in meters above the sea level 50.1, M – Height of geoid (mean sea level) above WGS84 ellipsoid empty field – time in seconds since last DGPS update empty field – DGPS station ID number *42 – the checksum data, always begins with * *The other NMEA sentences provide additional information: $GPGSA – GPS DOP and active satellites $GPGSV – Detailed GPS satellite information $GPGLL – Geographic Latitude and Longitude $GPRMC – Essential GPS pvt (position, velocity, time) data $GPVTG – Velocity made good */ #include &lt;SoftwareSerial.h&gt; // The serial connection to the GPS module SoftwareSerial ss(4, 3); //TX-GPIO-4 and RX-GPIO-3 void setup(){ Serial.begin(115200); ss.begin(9600); } void loop(){ while (ss.available() &gt; 0){ // get the byte data from the GPS byte gpsData = ss.read(); Serial.write(gpsData); } } ;; convert this code to C code to interface gps neo6m module with Beaglebone black</text:p>
      <text:h text:style-name="Heading_20_6" text:outline-level="6">ChatGPT said:</text:h>
      <text:p text:style-name="Text_20_body">To convert the Arduino code to C code for interfacing a GPS NEO-6M module with a BeagleBone Black, we need to adapt the approach for serial communication and GPIO management. BeagleBone Black uses the <text:span text:style-name="Source_20_Text">/dev/ttyO1</text:span> serial port (typically for UART1) for GPS communication, and we will handle serial communication via the <text:span text:style-name="Source_20_Text">termios</text:span> library in C.</text:p>
      <text:p text:style-name="Text_20_body">The conversion steps include:</text:p>
      <text:list xml:id="list3676045192" text:style-name="L1">
        <text:list-item>
          <text:p text:style-name="P28">Set up serial communication to read data from the GPS module using the <text:span text:style-name="Source_20_Text">termios</text:span> API.</text:p>
        </text:list-item>
        <text:list-item>
          <text:p text:style-name="P28">Read the NMEA sentences from the GPS.</text:p>
        </text:list-item>
        <text:list-item>
          <text:p text:style-name="P27">Output the data via the console.</text:p>
        </text:list-item>
      </text:list>
      <text:h text:style-name="Heading_20_3" text:outline-level="3">C Code for BeagleBone Black to Interface GPS NEO-6M</text:h>
      <text:p text:style-name="Preformatted_20_Text">c</text:p>
      <text:p text:style-name="Preformatted_20_Text">Copy</text:p>
      <text:p text:style-name="P1"><text:span text:style-name="Source_20_Text">#include &lt;stdio.h&gt;</text:span></text:p>
      <text:p text:style-name="P1"><text:span text:style-name="Source_20_Text">#include &lt;stdlib.h&gt;</text:span></text:p>
      <text:p text:style-name="P1"><text:span text:style-name="Source_20_Text">#include &lt;fcntl.h&gt;</text:span></text:p>
      <text:p text:style-name="P1"><text:span text:style-name="Source_20_Text">#include &lt;unistd.h&gt;</text:span></text:p>
      <text:p text:style-name="P1"><text:span text:style-name="Source_20_Text">#include &lt;termios.h&gt;</text:span></text:p>
      <text:p text:style-name="P1"><text:span text:style-name="Source_20_Text">#include &lt;string.h&gt;</text:span></text:p>
      <text:p text:style-name="P1"/>
      <text:p text:style-name="P1"><text:span text:style-name="Source_20_Text">// Define the GPS serial port on BeagleBone Black</text:span></text:p>
      <text:p text:style-name="P1"><text:span text:style-name="Source_20_Text">#define GPS_PORT "/dev/ttyO1" // Typically UART1 for GPS on BeagleBone Black</text:span></text:p>
      <text:p text:style-name="P1"><text:soft-page-break/></text:p>
      <text:p text:style-name="P1"><text:span text:style-name="Source_20_Text">// Function to setup serial communication</text:span></text:p>
      <text:p text:style-name="P1"><text:span text:style-name="Source_20_Text">int setup_serial(const char *device) {</text:span></text:p>
      <text:p text:style-name="P1"><text:span text:style-name="Source_20_Text"><text:s text:c="4"/>int fd = open(device, O_RDWR | O_NOCTTY | O_NDELAY);</text:span></text:p>
      <text:p text:style-name="P1"><text:span text:style-name="Source_20_Text"><text:s text:c="4"/>if (fd == -1) {</text:span></text:p>
      <text:p text:style-name="P1"><text:span text:style-name="Source_20_Text"><text:s text:c="8"/>perror("Unable to open serial port");</text:span></text:p>
      <text:p text:style-name="P1"><text:span text:style-name="Source_20_Text"><text:s text:c="8"/>exit(1);</text:span></text:p>
      <text:p text:style-name="P1"><text:span text:style-name="Source_20_Text"><text:s text:c="4"/>}</text:span></text:p>
      <text:p text:style-name="P1"/>
      <text:p text:style-name="P1"><text:span text:style-name="Source_20_Text"><text:s text:c="4"/>struct termios options;</text:span></text:p>
      <text:p text:style-name="P1"><text:span text:style-name="Source_20_Text"><text:s text:c="4"/>tcgetattr(fd, &amp;options);</text:span></text:p>
      <text:p text:style-name="P1"/>
      <text:p text:style-name="P1"><text:span text:style-name="Source_20_Text"><text:s text:c="4"/>// Set baud rate to 9600 (same as GPS module)</text:span></text:p>
      <text:p text:style-name="P1"><text:span text:style-name="Source_20_Text"><text:s text:c="4"/>cfsetispeed(&amp;options, B9600);</text:span></text:p>
      <text:p text:style-name="P1"><text:span text:style-name="Source_20_Text"><text:s text:c="4"/>cfsetospeed(&amp;options, B9600);</text:span></text:p>
      <text:p text:style-name="P1"/>
      <text:p text:style-name="P1"><text:span text:style-name="Source_20_Text"><text:s text:c="4"/>// Set character size to 8 bits, 1 stop bit, no parity</text:span></text:p>
      <text:p text:style-name="P1"><text:span text:style-name="Source_20_Text"><text:s text:c="4"/>options.c_cflag &amp;= ~PARENB;</text:span></text:p>
      <text:p text:style-name="P1"><text:span text:style-name="Source_20_Text"><text:s text:c="4"/>options.c_cflag &amp;= ~CSTOPB;</text:span></text:p>
      <text:p text:style-name="P1"><text:span text:style-name="Source_20_Text"><text:s text:c="4"/>options.c_cflag &amp;= ~CSIZE;</text:span></text:p>
      <text:p text:style-name="P1"><text:span text:style-name="Source_20_Text"><text:s text:c="4"/>options.c_cflag |= CS8;</text:span></text:p>
      <text:p text:style-name="P1"/>
      <text:p text:style-name="P1"><text:span text:style-name="Source_20_Text"><text:s text:c="4"/>// Disable flow control</text:span></text:p>
      <text:p text:style-name="P1"><text:span text:style-name="Source_20_Text"><text:s text:c="4"/>options.c_cflag &amp;= ~CRTSCTS;</text:span></text:p>
      <text:p text:style-name="P1"/>
      <text:p text:style-name="P1"><text:span text:style-name="Source_20_Text"><text:s text:c="4"/>// Set the terminal to raw mode</text:span></text:p>
      <text:p text:style-name="P1"><text:span text:style-name="Source_20_Text"><text:s text:c="4"/>cfmakeraw(&amp;options);</text:span></text:p>
      <text:p text:style-name="P1"><text:span text:style-name="Source_20_Text"><text:s text:c="4"/>tcsetattr(fd, TCSANOW, &amp;options);</text:span></text:p>
      <text:p text:style-name="P1"/>
      <text:p text:style-name="P1"><text:span text:style-name="Source_20_Text"><text:s text:c="4"/>return fd;</text:span></text:p>
      <text:p text:style-name="P1"><text:span text:style-name="Source_20_Text">}</text:span></text:p>
      <text:p text:style-name="P1"/>
      <text:p text:style-name="P1"><text:span text:style-name="Source_20_Text">// Function to read data from the GPS module</text:span></text:p>
      <text:p text:style-name="P1"><text:span text:style-name="Source_20_Text">void read_gps_data(int gps_fd) {</text:span></text:p>
      <text:p text:style-name="P1"><text:span text:style-name="Source_20_Text"><text:s text:c="4"/>unsigned char gps_data;</text:span></text:p>
      <text:p text:style-name="P1"><text:span text:style-name="Source_20_Text"><text:s text:c="4"/>while (read(gps_fd, &amp;gps_data, 1) &gt; 0) {</text:span></text:p>
      <text:p text:style-name="P1"><text:span text:style-name="Source_20_Text"><text:s text:c="8"/>// Output the GPS data to the terminal</text:span></text:p>
      <text:p text:style-name="P1"><text:span text:style-name="Source_20_Text"><text:s text:c="8"/>putchar(gps_data);</text:span></text:p>
      <text:p text:style-name="P1"><text:span text:style-name="Source_20_Text"><text:s text:c="4"/>}</text:span></text:p>
      <text:p text:style-name="P1"><text:span text:style-name="Source_20_Text">}</text:span></text:p>
      <text:p text:style-name="P1"/>
      <text:p text:style-name="P1"><text:span text:style-name="Source_20_Text">int main() {</text:span></text:p>
      <text:p text:style-name="P1"><text:span text:style-name="Source_20_Text"><text:s text:c="4"/>// Setup serial communication for GPS</text:span></text:p>
      <text:p text:style-name="P1"><text:span text:style-name="Source_20_Text"><text:s text:c="4"/>int gps_fd = setup_serial(GPS_PORT);</text:span></text:p>
      <text:p text:style-name="P1"/>
      <text:p text:style-name="P1"><text:span text:style-name="Source_20_Text"><text:s text:c="4"/>// Infinite loop to continuously read GPS data</text:span></text:p>
      <text:p text:style-name="P1"><text:span text:style-name="Source_20_Text"><text:s text:c="4"/>while (1) {</text:span></text:p>
      <text:p text:style-name="P1"><text:span text:style-name="Source_20_Text"><text:s text:c="8"/>read_gps_data(gps_fd);</text:span></text:p>
      <text:p text:style-name="P1"><text:span text:style-name="Source_20_Text"><text:s text:c="4"/>}</text:span></text:p>
      <text:p text:style-name="P1"/>
      <text:p text:style-name="P1"><text:span text:style-name="Source_20_Text"><text:s text:c="4"/>// Close the serial port when done</text:span></text:p>
      <text:p text:style-name="P1"><text:span text:style-name="Source_20_Text"><text:s text:c="4"/>close(gps_fd);</text:span></text:p>
      <text:p text:style-name="P1"/>
      <text:p text:style-name="P1"><text:span text:style-name="Source_20_Text"><text:s text:c="4"/>return 0;</text:span></text:p>
      <text:p text:style-name="P2"><text:span text:style-name="Source_20_Text">}</text:span></text:p>
      <text:h text:style-name="Heading_20_3" text:outline-level="3">Explanation:</text:h>
      <text:list xml:id="list721917182" text:style-name="L2">
        <text:list-item>
          <text:p text:style-name="P29"><text:span text:style-name="Strong_20_Emphasis">Serial Communication</text:span>:</text:p>
          <text:list>
            <text:list-item>
              <text:p text:style-name="P30">The function <text:span text:style-name="Source_20_Text">setup_serial</text:span> configures the serial communication on <text:span text:style-name="Source_20_Text">/dev/ttyO1</text:span> (the BeagleBone Black UART1 port).</text:p>
            </text:list-item>
            <text:list-item>
              <text:p text:style-name="P30"><text:soft-page-break/>It sets the baud rate to 9600, which is standard for the NEO-6M GPS module, and sets up the serial parameters such as no parity, 1 stop bit, and 8 data bits.</text:p>
            </text:list-item>
          </text:list>
        </text:list-item>
        <text:list-item>
          <text:p text:style-name="P29"><text:span text:style-name="Strong_20_Emphasis">Reading GPS Data</text:span>:</text:p>
          <text:list>
            <text:list-item>
              <text:p text:style-name="P30">The <text:span text:style-name="Source_20_Text">read_gps_data</text:span> function reads one byte at a time from the GPS using the <text:span text:style-name="Source_20_Text">read</text:span> system call and writes it to the standard output using <text:span text:style-name="Source_20_Text">putchar</text:span>.</text:p>
            </text:list-item>
            <text:list-item>
              <text:p text:style-name="P30">The GPS NMEA sentences are typically transmitted as a continuous stream, so this function will read and output data until the program is terminated.</text:p>
            </text:list-item>
          </text:list>
        </text:list-item>
        <text:list-item>
          <text:p text:style-name="P29"><text:span text:style-name="Strong_20_Emphasis">Main Loop</text:span>:</text:p>
          <text:list>
            <text:list-item>
              <text:p text:style-name="P30">The main loop continuously calls <text:span text:style-name="Source_20_Text">read_gps_data</text:span> to get and display the GPS data.</text:p>
            </text:list-item>
            <text:list-item>
              <text:p text:style-name="P29">This allows real-time output of NMEA sentences from the GPS module.</text:p>
            </text:list-item>
          </text:list>
        </text:list-item>
      </text:list>
      <text:h text:style-name="Heading_20_3" text:outline-level="3">Notes:</text:h>
      <text:list xml:id="list3038116566" text:style-name="L3">
        <text:list-item>
          <text:p text:style-name="P31"><text:span text:style-name="Strong_20_Emphasis">UART1 on BeagleBone Black</text:span>: The GPS module is typically connected to the <text:span text:style-name="Source_20_Text">GPIO-4</text:span> (TX) and <text:span text:style-name="Source_20_Text">GPIO-3</text:span> (RX) pins on BeagleBone Black for UART communication. The default serial port for this connection is usually <text:span text:style-name="Source_20_Text">/dev/ttyO1</text:span> on BeagleBone Black.</text:p>
        </text:list-item>
        <text:list-item>
          <text:p text:style-name="P31"><text:span text:style-name="Strong_20_Emphasis">NMEA Sentences</text:span>: The GPS module transmits data in NMEA format, which includes various information like latitude, longitude, time, and more. The data is output as raw ASCII, so the program simply prints whatever is received.</text:p>
        </text:list-item>
        <text:list-item>
          <text:p text:style-name="P31"><text:span text:style-name="Strong_20_Emphasis">Permissions</text:span>: If you encounter permission issues while accessing <text:span text:style-name="Source_20_Text">/dev/ttyO1</text:span>, you may need to add your user to the <text:span text:style-name="Source_20_Text">dialout</text:span> group or change the permissions of the device file:</text:p>
          <text:p text:style-name="P4">bash</text:p>
          <text:p text:style-name="P4">Copy</text:p>
          <text:p text:style-name="P5"><text:span text:style-name="Source_20_Text">sudo usermod -aG dialout $USER</text:span></text:p>
          <text:p text:style-name="P6"><text:span text:style-name="Source_20_Text">sudo chmod 666 /dev/ttyO1</text:span></text:p>
        </text:list-item>
      </text:list>
      <text:h text:style-name="Heading_20_3" text:outline-level="3">Conclusion:</text:h>
      <text:p text:style-name="Text_20_body">This C program will work on BeagleBone Black to interface with the GPS NEO-6M module and output the NMEA sentences to the terminal. You can modify this code to parse specific NMEA sentences or use the data for further processing if needed.</text:p>
      <text:h text:style-name="Heading_20_5" text:outline-level="5">You said:</text:h>
      <text:p text:style-name="Text_20_body">for above code what are connections between neo6m gps and beaglebone black</text:p>
      <text:h text:style-name="Heading_20_6" text:outline-level="6">ChatGPT said:</text:h>
      <text:p text:style-name="Text_20_body">To connect the NEO-6M GPS module to the BeagleBone Black, you need to wire it up according to the UART pins on the BeagleBone Black and the pinout of the NEO-6M GPS module.</text:p>
      <text:p text:style-name="Text_20_body">Here is a summary of the connections:</text:p>
      <text:h text:style-name="Heading_20_3" text:outline-level="3">NEO-6M GPS Module Pinout:</text:h>
      <text:list xml:id="list1300543057" text:style-name="L4">
        <text:list-item>
          <text:p text:style-name="P33"><text:span text:style-name="Strong_20_Emphasis">VCC</text:span>: Power supply to the GPS module. Typically 3.3V or 5V, depending on the module's specifications. The NEO-6M typically works with 3.3V or 5V, but it’s safer to use 3.3V on the BeagleBone Black.</text:p>
        </text:list-item>
        <text:list-item>
          <text:p text:style-name="P33"><text:soft-page-break/><text:span text:style-name="Strong_20_Emphasis">GND</text:span>: Ground pin of the GPS module.</text:p>
        </text:list-item>
        <text:list-item>
          <text:p text:style-name="P33"><text:span text:style-name="Strong_20_Emphasis">TX</text:span>: Transmit pin from the GPS module. This pin sends data to the BeagleBone Black.</text:p>
        </text:list-item>
        <text:list-item>
          <text:p text:style-name="P33"><text:span text:style-name="Strong_20_Emphasis">RX</text:span>: Receive pin of the GPS module. This pin receives data from the BeagleBone Black.</text:p>
        </text:list-item>
        <text:list-item>
          <text:p text:style-name="P32"><text:span text:style-name="Strong_20_Emphasis">EN</text:span>: Enable pin (optional, usually tied to high to enable GPS functionality).</text:p>
        </text:list-item>
      </text:list>
      <text:h text:style-name="Heading_20_3" text:outline-level="3">BeagleBone Black Pinout (for UART1):</text:h>
      <text:list xml:id="list2600893573" text:style-name="L5">
        <text:list-item>
          <text:p text:style-name="P35"><text:span text:style-name="Strong_20_Emphasis">P9.24</text:span>: UART1_TX (TX from BeagleBone Black to GPS RX)</text:p>
        </text:list-item>
        <text:list-item>
          <text:p text:style-name="P35"><text:span text:style-name="Strong_20_Emphasis">P9.26</text:span>: UART1_RX (RX from BeagleBone Black to GPS TX)</text:p>
        </text:list-item>
        <text:list-item>
          <text:p text:style-name="P35"><text:span text:style-name="Strong_20_Emphasis">P9.1</text:span>: 3.3V (Power supply for GPS)</text:p>
        </text:list-item>
        <text:list-item>
          <text:p text:style-name="P34"><text:span text:style-name="Strong_20_Emphasis">P9.3</text:span>: Ground (GND)</text:p>
        </text:list-item>
      </text:list>
      <text:h text:style-name="Heading_20_3" text:outline-level="3">Wiring Connectio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NEO-6M GPS Pin</text:span></text:p>
            </table:table-cell>
            <table:table-cell table:style-name="Table1.A1" office:value-type="string">
              <text:p text:style-name="Table_20_Heading"><text:span text:style-name="Strong_20_Emphasis">BeagleBone Black Pin</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VCC</text:p>
          </table:table-cell>
          <table:table-cell table:style-name="Table1.A1" office:value-type="string">
            <text:p text:style-name="Table_20_Contents">P9.1 (3.3V)</text:p>
          </table:table-cell>
          <table:table-cell table:style-name="Table1.A1" office:value-type="string">
            <text:p text:style-name="Table_20_Contents">Power to GPS module (3.3V)</text:p>
          </table:table-cell>
        </table:table-row>
        <table:table-row>
          <table:table-cell table:style-name="Table1.A1" office:value-type="string">
            <text:p text:style-name="Table_20_Contents">GND</text:p>
          </table:table-cell>
          <table:table-cell table:style-name="Table1.A1" office:value-type="string">
            <text:p text:style-name="Table_20_Contents">P9.3 (GND)</text:p>
          </table:table-cell>
          <table:table-cell table:style-name="Table1.A1" office:value-type="string">
            <text:p text:style-name="Table_20_Contents">Ground (GND)</text:p>
          </table:table-cell>
        </table:table-row>
        <table:table-row>
          <table:table-cell table:style-name="Table1.A1" office:value-type="string">
            <text:p text:style-name="Table_20_Contents">TX (GPS)</text:p>
          </table:table-cell>
          <table:table-cell table:style-name="Table1.A1" office:value-type="string">
            <text:p text:style-name="Table_20_Contents">P9.26 (UART1_RX)</text:p>
          </table:table-cell>
          <table:table-cell table:style-name="Table1.A1" office:value-type="string">
            <text:p text:style-name="Table_20_Contents">RX of BeagleBone Black (GPS TX)</text:p>
          </table:table-cell>
        </table:table-row>
        <table:table-row>
          <table:table-cell table:style-name="Table1.A1" office:value-type="string">
            <text:p text:style-name="Table_20_Contents">RX (GPS)</text:p>
          </table:table-cell>
          <table:table-cell table:style-name="Table1.A1" office:value-type="string">
            <text:p text:style-name="Table_20_Contents">P9.24 (UART1_TX)</text:p>
          </table:table-cell>
          <table:table-cell table:style-name="Table1.A1" office:value-type="string">
            <text:p text:style-name="Table_20_Contents">TX of BeagleBone Black (GPS RX)</text:p>
          </table:table-cell>
        </table:table-row>
      </table:table>
      <text:h text:style-name="Heading_20_3" text:outline-level="3">Summary of the Wiring:</text:h>
      <text:list xml:id="list888836631" text:style-name="L6">
        <text:list-item>
          <text:p text:style-name="P37"><text:span text:style-name="Strong_20_Emphasis">VCC</text:span> of NEO-6M goes to <text:span text:style-name="Strong_20_Emphasis">P9.1</text:span> (3.3V) on BeagleBone Black.</text:p>
        </text:list-item>
        <text:list-item>
          <text:p text:style-name="P37"><text:span text:style-name="Strong_20_Emphasis">GND</text:span> of NEO-6M goes to <text:span text:style-name="Strong_20_Emphasis">P9.3</text:span> (GND) on BeagleBone Black.</text:p>
        </text:list-item>
        <text:list-item>
          <text:p text:style-name="P37"><text:span text:style-name="Strong_20_Emphasis">TX</text:span> (Transmit) of NEO-6M goes to <text:span text:style-name="Strong_20_Emphasis">P9.26</text:span> (UART1_RX) on BeagleBone Black (Receive pin on BBB).</text:p>
        </text:list-item>
        <text:list-item>
          <text:p text:style-name="P36"><text:span text:style-name="Strong_20_Emphasis">RX</text:span> (Receive) of NEO-6M goes to <text:span text:style-name="Strong_20_Emphasis">P9.24</text:span> (UART1_TX) on BeagleBone Black (Transmit pin on BBB).</text:p>
        </text:list-item>
      </text:list>
      <text:h text:style-name="Heading_20_3" text:outline-level="3">Additional Considerations:</text:h>
      <text:list xml:id="list746516340" text:style-name="L7">
        <text:list-item>
          <text:p text:style-name="P39"><text:span text:style-name="Strong_20_Emphasis">Power Supply</text:span>: Be sure to use 3.3V for powering the GPS module, as the BeagleBone Black operates on 3.3V logic, and applying 5V could damage the board.</text:p>
        </text:list-item>
        <text:list-item>
          <text:p text:style-name="P39"><text:span text:style-name="Strong_20_Emphasis">Serial Settings</text:span>: In the provided code, the baud rate is set to 9600 (which is the default for NEO-6M GPS), so the GPS module and the BeagleBone Black need to communicate at the same rate.</text:p>
        </text:list-item>
        <text:list-item>
          <text:p text:style-name="P38"><text:span text:style-name="Strong_20_Emphasis">UART Access</text:span>: The BeagleBone Black has several UART interfaces (e.g., UART0, UART1, etc.). By default, <text:span text:style-name="Strong_20_Emphasis">UART1</text:span> is accessible via the pins mentioned above, but make sure you're using the correct UART and have enabled it in your system if required.</text:p>
        </text:list-item>
      </text:list>
      <text:p text:style-name="Text_20_body">Once you've made these connections, you can use the provided C code to read and display the GPS NMEA sentences on the terminal.</text:p>
      <text:h text:style-name="Heading_20_5" text:outline-level="5">You said:</text:h>
      <text:p text:style-name="Text_20_body">sudo usermod -aG dialout $USER sudo chmod 666 /dev/ttyO1 [sudo] password for debian: chmod: cannot access '/dev/ttyO1': No such file or directory</text:p>
      <text:h text:style-name="Heading_20_6" text:outline-level="6"><text:soft-page-break/>ChatGPT said:</text:h>
      <text:p text:style-name="Text_20_body">The error you're seeing, <text:span text:style-name="Source_20_Text">chmod: cannot access '/dev/ttyO1': No such file or directory</text:span>, indicates that the device <text:span text:style-name="Source_20_Text">/dev/ttyO1</text:span> is not available, likely because the BeagleBone Black is not properly recognizing the UART or it's not enabled.</text:p>
      <text:h text:style-name="Heading_20_3" text:outline-level="3">Steps to Resolve the Issue:</text:h>
      <text:list xml:id="list2957073572" text:style-name="L8">
        <text:list-item>
          <text:p text:style-name="P40"><text:span text:style-name="Strong_20_Emphasis">Check Available Serial Ports</text:span>:</text:p>
          <text:list>
            <text:list-item>
              <text:p text:style-name="P40">First, confirm the available serial ports on your BeagleBone Black by listing all the devices in the <text:span text:style-name="Source_20_Text">/dev/</text:span> directory:</text:p>
              <text:p text:style-name="P7">bash</text:p>
              <text:p text:style-name="P7">Copy</text:p>
              <text:p text:style-name="P8"><text:span text:style-name="Source_20_Text">ls /dev/tty*</text:span></text:p>
              <text:p text:style-name="P41">Look for any devices like <text:span text:style-name="Source_20_Text">/dev/ttyO1</text:span>, <text:span text:style-name="Source_20_Text">/dev/ttyS1</text:span>, etc. Sometimes, the device might be named differently, like <text:span text:style-name="Source_20_Text">/dev/ttyS1</text:span> for UART1.</text:p>
            </text:list-item>
          </text:list>
        </text:list-item>
        <text:list-item>
          <text:p text:style-name="P40"><text:span text:style-name="Strong_20_Emphasis">Ensure UART is Enabled</text:span>:</text:p>
          <text:list>
            <text:list-item>
              <text:p text:style-name="P40">By default, on a BeagleBone Black, some UARTs may not be enabled. You might need to enable them via the <text:span text:style-name="Strong_20_Emphasis">Device Tree Overlay</text:span> mechanism in the <text:span text:style-name="Source_20_Text">/boot/uEnv.txt</text:span> file. This will ensure that the BeagleBone Black recognizes and exposes the UART pins.</text:p>
            </text:list-item>
          </text:list>
          <text:p text:style-name="P40">To enable UART1 (assuming you're using <text:span text:style-name="Source_20_Text">/dev/ttyO1</text:span>):</text:p>
          <text:list text:continue-numbering="true">
            <text:list-item>
              <text:p text:style-name="P40">Edit the <text:span text:style-name="Source_20_Text">/boot/uEnv.txt</text:span> file:</text:p>
              <text:p text:style-name="P7">bash</text:p>
              <text:p text:style-name="P7">Copy</text:p>
              <text:p text:style-name="P8"><text:span text:style-name="Source_20_Text">sudo nano /boot/uEnv.txt</text:span></text:p>
            </text:list-item>
            <text:list-item>
              <text:p text:style-name="P40">Look for the line containing <text:span text:style-name="Source_20_Text">#enable_uboot_overlays=1</text:span>. If it's commented out (i.e., has a <text:span text:style-name="Source_20_Text">#</text:span> at the start), uncomment it by removing the <text:span text:style-name="Source_20_Text">#</text:span>. Then ensure the UART1 overlay is enabled:</text:p>
              <text:p text:style-name="P7">txt</text:p>
              <text:p text:style-name="P7">Copy</text:p>
              <text:p text:style-name="P8"><text:span text:style-name="Source_20_Text">enable_uart=1</text:span></text:p>
            </text:list-item>
            <text:list-item>
              <text:p text:style-name="P40">Save the file and reboot the BeagleBone Black:</text:p>
              <text:p text:style-name="P7">bash</text:p>
              <text:p text:style-name="P7">Copy</text:p>
              <text:p text:style-name="P8"><text:span text:style-name="Source_20_Text">sudo reboot</text:span></text:p>
            </text:list-item>
          </text:list>
        </text:list-item>
        <text:list-item>
          <text:p text:style-name="P40"><text:span text:style-name="Strong_20_Emphasis">Check Device Name</text:span>:</text:p>
          <text:list>
            <text:list-item>
              <text:p text:style-name="P41">After the system has rebooted, check for the device file again using <text:span text:style-name="Source_20_Text">ls /dev/tty*</text:span>.</text:p>
            </text:list-item>
            <text:list-item>
              <text:p text:style-name="P41">The BeagleBone Black might map UART1 to a different name like <text:span text:style-name="Source_20_Text">/dev/ttyS1</text:span>, in which case you'll use <text:span text:style-name="Source_20_Text">/dev/ttyS1</text:span> instead of <text:span text:style-name="Source_20_Text">/dev/ttyO1</text:span>.</text:p>
            </text:list-item>
          </text:list>
        </text:list-item>
        <text:list-item>
          <text:p text:style-name="P40"><text:span text:style-name="Strong_20_Emphasis">Grant Permissions</text:span>:</text:p>
          <text:list>
            <text:list-item>
              <text:p text:style-name="P40"><text:soft-page-break/>Once you have identified the correct device file (whether <text:span text:style-name="Source_20_Text">/dev/ttyO1</text:span> or <text:span text:style-name="Source_20_Text">/dev/ttyS1</text:span>), you can modify the permissions using:</text:p>
              <text:p text:style-name="P7">bash</text:p>
              <text:p text:style-name="P7">Copy</text:p>
              <text:p text:style-name="P8"><text:span text:style-name="Source_20_Text">sudo chmod 666 /dev/ttyO1 <text:s/># Or /dev/ttyS1 if that's the correct port</text:span></text:p>
            </text:list-item>
            <text:list-item>
              <text:p text:style-name="P40">You should also add your user to the <text:span text:style-name="Source_20_Text">dialout</text:span> group to avoid needing <text:span text:style-name="Source_20_Text">sudo</text:span> every time:</text:p>
              <text:p text:style-name="P7">bash</text:p>
              <text:p text:style-name="P7">Copy</text:p>
              <text:p text:style-name="P8"><text:span text:style-name="Source_20_Text">sudo usermod -aG dialout $USER</text:span></text:p>
            </text:list-item>
            <text:list-item>
              <text:p text:style-name="P41">Log out and log back in for the changes to take effect.</text:p>
            </text:list-item>
          </text:list>
        </text:list-item>
        <text:list-item>
          <text:p text:style-name="P40"><text:span text:style-name="Strong_20_Emphasis">Test the Serial Port</text:span>:</text:p>
          <text:list>
            <text:list-item>
              <text:p text:style-name="P40">You can test the serial connection by running a command like <text:span text:style-name="Source_20_Text">cat</text:span> or <text:span text:style-name="Source_20_Text">screen</text:span> to see if the GPS data is being received:</text:p>
              <text:p text:style-name="P7">bash</text:p>
              <text:p text:style-name="P7">Copy</text:p>
              <text:p text:style-name="P8"><text:span text:style-name="Source_20_Text">cat /dev/ttyO1 <text:s/># Or /dev/ttyS1 if necessary</text:span></text:p>
            </text:list-item>
          </text:list>
        </text:list-item>
        <text:list-item>
          <text:p text:style-name="P40"><text:span text:style-name="Strong_20_Emphasis">Verify GPS Module is Powered</text:span>:</text:p>
          <text:list>
            <text:list-item>
              <text:p text:style-name="P40">Make sure your GPS module (NEO-6M) is properly powered. It should be connected to the <text:span text:style-name="Strong_20_Emphasis">3.3V</text:span> (or <text:span text:style-name="Strong_20_Emphasis">5V</text:span>, depending on your GPS module) and <text:span text:style-name="Strong_20_Emphasis">GND</text:span> on the BeagleBone Black.</text:p>
            </text:list-item>
          </text:list>
        </text:list-item>
      </text:list>
      <text:h text:style-name="Heading_20_3" text:outline-level="3">Example Output of Available Serial Ports:</text:h>
      <text:p text:style-name="Text_20_body">After running <text:span text:style-name="Source_20_Text">ls /dev/tty*</text:span>, you might see something like this:</text:p>
      <text:p text:style-name="Preformatted_20_Text">bash</text:p>
      <text:p text:style-name="Preformatted_20_Text">Copy</text:p>
      <text:p text:style-name="P2"><text:span text:style-name="Source_20_Text">/dev/ttyS1 <text:s/>/dev/ttyS2 <text:s/>/dev/ttyO0 <text:s/>/dev/ttyO1 <text:s/>/dev/ttyAMA0 <text:s/>...</text:span></text:p>
      <text:p text:style-name="Text_20_body">If <text:span text:style-name="Source_20_Text">/dev/ttyO1</text:span> doesn't show up, look for <text:span text:style-name="Source_20_Text">/dev/ttyS1</text:span> or other <text:span text:style-name="Source_20_Text">/dev/ttyO</text:span> devices.</text:p>
      <text:p text:style-name="Horizontal_20_Line"/>
      <text:p text:style-name="Text_20_body">Once the UART port is accessible and correctly configured, the rest of the GPS code should work without issues. Let me know if you encounter any further problems!</text:p>
      <text:h text:style-name="Heading_20_5" text:outline-level="5">You said:</text:h>
      <text:p text:style-name="Text_20_body">chmod: cannot access '/dev/ttyO1': No such file or directory</text:p>
      <text:h text:style-name="Heading_20_6" text:outline-level="6">ChatGPT said:</text:h>
      <text:p text:style-name="Text_20_body">If you're still encountering the error <text:span text:style-name="Source_20_Text">chmod: cannot access '/dev/ttyO1': No such file or directory</text:span>, it's possible that the UART port <text:span text:style-name="Source_20_Text">/dev/ttyO1</text:span> isn't being exposed or configured correctly on your BeagleBone Black. Let’s go through a more detailed troubleshooting process:</text:p>
      <text:h text:style-name="Heading_20_3" text:outline-level="3"><text:soft-page-break/>1. <text:span text:style-name="Strong_20_Emphasis">Check Available Serial Devices</text:span></text:h>
      <text:p text:style-name="Text_20_body">First, check which serial devices are available by running:</text:p>
      <text:p text:style-name="Preformatted_20_Text">bash</text:p>
      <text:p text:style-name="Preformatted_20_Text">Copy</text:p>
      <text:p text:style-name="P2"><text:span text:style-name="Source_20_Text">ls /dev/tty*</text:span></text:p>
      <text:p text:style-name="Text_20_body">Look for any device that corresponds to a UART port, such as <text:span text:style-name="Source_20_Text">/dev/ttyS1</text:span>, <text:span text:style-name="Source_20_Text">/dev/ttyS2</text:span>, <text:span text:style-name="Source_20_Text">/dev/ttyO0</text:span>, etc. Sometimes, the BeagleBone Black uses different names for serial devices, like <text:span text:style-name="Source_20_Text">/dev/ttyS1</text:span> or <text:span text:style-name="Source_20_Text">/dev/ttyO1</text:span>.</text:p>
      <text:h text:style-name="Heading_20_3" text:outline-level="3">2. <text:span text:style-name="Strong_20_Emphasis">Check for UART1 (or Another UART) Mapping</text:span></text:h>
      <text:p text:style-name="Text_20_body">It's possible that UART1 is not being exposed as <text:span text:style-name="Source_20_Text">/dev/ttyO1</text:span> but as something else, like <text:span text:style-name="Source_20_Text">/dev/ttyS1</text:span>.</text:p>
      <text:p text:style-name="Text_20_body">Try running the following command to list serial devices with more details:</text:p>
      <text:p text:style-name="Preformatted_20_Text">bash</text:p>
      <text:p text:style-name="Preformatted_20_Text">Copy</text:p>
      <text:p text:style-name="P2"><text:span text:style-name="Source_20_Text">dmesg | grep tty</text:span></text:p>
      <text:p text:style-name="Text_20_body">Look for output like this:</text:p>
      <text:p text:style-name="Preformatted_20_Text">less</text:p>
      <text:p text:style-name="Preformatted_20_Text">Copy</text:p>
      <text:p text:style-name="P2"><text:span text:style-name="Source_20_Text">[ <text:s text:c="3"/>0.456789] <text:s/>serial8250: ttyS1 at I/O 0x0 (irq = 40, base_baud = 115200) is a 16550A</text:span></text:p>
      <text:p text:style-name="Text_20_body">If you see <text:span text:style-name="Source_20_Text">ttyS1</text:span> or another <text:span text:style-name="Source_20_Text">tty</text:span> name, then that’s the port you should use instead of <text:span text:style-name="Source_20_Text">/dev/ttyO1</text:span>.</text:p>
      <text:h text:style-name="Heading_20_3" text:outline-level="3">3. <text:span text:style-name="Strong_20_Emphasis">Enable UART1 (or Other UARTs) on BeagleBone Black</text:span></text:h>
      <text:p text:style-name="Text_20_body">The BeagleBone Black has multiple UARTs, but some may need to be enabled via the Device Tree Overlay. By default, not all UARTs are exposed or enabled in the system.</text:p>
      <text:p text:style-name="Text_20_body">To enable UART1 (assuming you want to use <text:span text:style-name="Source_20_Text">/dev/ttyO1</text:span>), you can add the following overlay to the <text:span text:style-name="Source_20_Text">uEnv.txt</text:span> file:</text:p>
      <text:list xml:id="list624225417" text:style-name="L9">
        <text:list-item>
          <text:p text:style-name="P42">Open the <text:span text:style-name="Source_20_Text">uEnv.txt</text:span> file for editing:</text:p>
          <text:p text:style-name="P9">bash</text:p>
          <text:p text:style-name="P9">Copy</text:p>
          <text:p text:style-name="P10"><text:span text:style-name="Source_20_Text">sudo nano /boot/uEnv.txt</text:span></text:p>
        </text:list-item>
        <text:list-item>
          <text:p text:style-name="P42">Look for a line that mentions overlays and make sure that the <text:span text:style-name="Source_20_Text">enable_uart=1</text:span> line is present (uncommented). If it’s not there, add it:</text:p>
          <text:p text:style-name="P9">txt</text:p>
          <text:p text:style-name="P9">Copy</text:p>
          <text:p text:style-name="P10"><text:span text:style-name="Source_20_Text">enable_uart=1</text:span></text:p>
        </text:list-item>
        <text:list-item>
          <text:p text:style-name="P42">Save the file and reboot the BeagleBone Black:</text:p>
          <text:p text:style-name="P9">bash</text:p>
          <text:p text:style-name="P9"><text:soft-page-break/>Copy</text:p>
          <text:p text:style-name="P10"><text:span text:style-name="Source_20_Text">sudo reboot</text:span></text:p>
        </text:list-item>
      </text:list>
      <text:p text:style-name="Text_20_body">This should enable the necessary UART ports.</text:p>
      <text:h text:style-name="Heading_20_3" text:outline-level="3">4. <text:span text:style-name="Strong_20_Emphasis">Check </text:span><text:span text:style-name="Strong_20_Emphasis"><text:span text:style-name="Source_20_Text">/dev/ttyO1</text:span></text:span><text:span text:style-name="Strong_20_Emphasis"> After Reboot</text:span></text:h>
      <text:p text:style-name="Text_20_body">After rebooting, check again to see if <text:span text:style-name="Source_20_Text">/dev/ttyO1</text:span> is now available:</text:p>
      <text:p text:style-name="Preformatted_20_Text">bash</text:p>
      <text:p text:style-name="Preformatted_20_Text">Copy</text:p>
      <text:p text:style-name="P2"><text:span text:style-name="Source_20_Text">ls /dev/tty*</text:span></text:p>
      <text:p text:style-name="Text_20_body">If <text:span text:style-name="Source_20_Text">/dev/ttyO1</text:span> still doesn’t appear, look for other UART device names like <text:span text:style-name="Source_20_Text">/dev/ttyS1</text:span>, <text:span text:style-name="Source_20_Text">/dev/ttyS2</text:span>, or <text:span text:style-name="Source_20_Text">/dev/ttyO0</text:span>.</text:p>
      <text:h text:style-name="Heading_20_3" text:outline-level="3">5. <text:span text:style-name="Strong_20_Emphasis">Use the Correct Device File</text:span></text:h>
      <text:p text:style-name="Text_20_body">If the correct device is something other than <text:span text:style-name="Source_20_Text">/dev/ttyO1</text:span> (e.g., <text:span text:style-name="Source_20_Text">/dev/ttyS1</text:span>), modify your program or permissions to use that device file.</text:p>
      <text:h text:style-name="Heading_20_3" text:outline-level="3">6. <text:span text:style-name="Strong_20_Emphasis">Set Permissions</text:span></text:h>
      <text:p text:style-name="Text_20_body">Once you've identified the correct serial port (e.g., <text:span text:style-name="Source_20_Text">/dev/ttyS1</text:span> or <text:span text:style-name="Source_20_Text">/dev/ttyO0</text:span>), set permissions to access it:</text:p>
      <text:p text:style-name="Preformatted_20_Text">bash</text:p>
      <text:p text:style-name="Preformatted_20_Text">Copy</text:p>
      <text:p text:style-name="P2"><text:span text:style-name="Source_20_Text">sudo chmod 666 /dev/ttyS1 <text:s/># Or /dev/ttyO0, depending on what you found</text:span></text:p>
      <text:p text:style-name="Text_20_body">You can also add your user to the <text:span text:style-name="Source_20_Text">dialout</text:span> group to make it easier to access the serial port without <text:span text:style-name="Source_20_Text">sudo</text:span>:</text:p>
      <text:p text:style-name="Preformatted_20_Text">bash</text:p>
      <text:p text:style-name="Preformatted_20_Text">Copy</text:p>
      <text:p text:style-name="P2"><text:span text:style-name="Source_20_Text">sudo usermod -aG dialout $USER</text:span></text:p>
      <text:p text:style-name="Text_20_body">After running the above command, log out and log back in for the changes to take effect.</text:p>
      <text:h text:style-name="Heading_20_3" text:outline-level="3">7. <text:span text:style-name="Strong_20_Emphasis">Verify UART Settings</text:span></text:h>
      <text:p text:style-name="Text_20_body">You can also verify the status of the UART interface using the following command to ensure it's enabled:</text:p>
      <text:p text:style-name="Preformatted_20_Text">bash</text:p>
      <text:p text:style-name="Preformatted_20_Text">Copy</text:p>
      <text:p text:style-name="P2"><text:span text:style-name="Source_20_Text">sudo config-pin -l</text:span></text:p>
      <text:p text:style-name="Text_20_body">If UART1 is not showing up, you may need to enable it explicitly using <text:span text:style-name="Source_20_Text">config-pin</text:span>. For example:</text:p>
      <text:p text:style-name="Preformatted_20_Text">bash</text:p>
      <text:p text:style-name="Preformatted_20_Text">Copy</text:p>
      <text:p text:style-name="P1"><text:span text:style-name="Source_20_Text">sudo config-pin P9.24 uart</text:span></text:p>
      <text:p text:style-name="P2"><text:span text:style-name="Source_20_Text">sudo config-pin P9.26 uart</text:span></text:p>
      <text:p text:style-name="Text_20_body"><text:soft-page-break/>These commands set the correct mode for the pins used for UART1.</text:p>
      <text:h text:style-name="Heading_20_3" text:outline-level="3">8. <text:span text:style-name="Strong_20_Emphasis">Testing Serial Communication</text:span></text:h>
      <text:p text:style-name="Text_20_body">Once the device is enabled and permissions are set, test the GPS serial communication:</text:p>
      <text:p text:style-name="Preformatted_20_Text">bash</text:p>
      <text:p text:style-name="Preformatted_20_Text">Copy</text:p>
      <text:p text:style-name="P2"><text:span text:style-name="Source_20_Text">cat /dev/ttyS1 <text:s/># Or /dev/ttyO1 or whatever device name you found</text:span></text:p>
      <text:p text:style-name="Text_20_body">You should start seeing the raw NMEA sentences from the GPS module.</text:p>
      <text:p text:style-name="Horizontal_20_Line"/>
      <text:h text:style-name="Heading_20_3" text:outline-level="3">Conclusion:</text:h>
      <text:p text:style-name="Text_20_body">After performing these steps, you should be able to identify and access the correct serial port (whether it's <text:span text:style-name="Source_20_Text">/dev/ttyO1</text:span>, <text:span text:style-name="Source_20_Text">/dev/ttyS1</text:span>, or another). If <text:span text:style-name="Source_20_Text">/dev/ttyO1</text:span> is still not available, make sure you're enabling the correct UART pins through the device tree overlays and verifying your connections.</text:p>
      <text:p text:style-name="Text_20_body">Let me know if you still run into issues!</text:p>
      <text:h text:style-name="Heading_20_5" text:outline-level="5">You said:</text:h>
      <text:p text:style-name="Text_20_body">/dev/tty01 is not available, its /dev/ttyS1</text:p>
      <text:h text:style-name="Heading_20_6" text:outline-level="6">ChatGPT said:</text:h>
      <text:p text:style-name="Text_20_body">Great, now that you've identified the correct serial port as <text:span text:style-name="Source_20_Text">/dev/ttyS1</text:span> instead of <text:span text:style-name="Source_20_Text">/dev/ttyO1</text:span>, you can adjust your code and permissions accordingly to work with the correct UART port.</text:p>
      <text:h text:style-name="Heading_20_3" text:outline-level="3">Steps to Adjust for <text:span text:style-name="Source_20_Text">/dev/ttyS1</text:span></text:h>
      <text:list xml:id="list2391704509" text:style-name="L10">
        <text:list-item>
          <text:p text:style-name="P43"><text:span text:style-name="Strong_20_Emphasis">Update Your Code</text:span>: In your C code where you're setting up the GPS serial port, change the serial port to <text:span text:style-name="Source_20_Text">/dev/ttyS1</text:span>. Update the device file path in your code.</text:p>
          <text:p text:style-name="P43"><text:span text:style-name="Strong_20_Emphasis">Old code</text:span>:</text:p>
          <text:p text:style-name="P11">c</text:p>
          <text:p text:style-name="P11">Copy</text:p>
          <text:p text:style-name="P12"><text:span text:style-name="Source_20_Text">#define GPS_PORT "/dev/ttyO1"</text:span></text:p>
          <text:p text:style-name="P43"><text:span text:style-name="Strong_20_Emphasis">Updated code</text:span>:</text:p>
          <text:p text:style-name="P11">c</text:p>
          <text:p text:style-name="P11">Copy</text:p>
          <text:p text:style-name="P12"><text:span text:style-name="Source_20_Text">#define GPS_PORT "/dev/ttyS1"</text:span></text:p>
        </text:list-item>
        <text:list-item>
          <text:p text:style-name="P43"><text:span text:style-name="Strong_20_Emphasis">Set Permissions for </text:span><text:span text:style-name="Strong_20_Emphasis"><text:span text:style-name="Source_20_Text">/dev/ttyS1</text:span></text:span>: Now that you know the device is <text:span text:style-name="Source_20_Text">/dev/ttyS1</text:span>, you'll need to ensure the appropriate permissions are set to allow your program to access the serial port. Run the following command:</text:p>
          <text:p text:style-name="P11">bash</text:p>
          <text:p text:style-name="P11">Copy</text:p>
          <text:p text:style-name="P12"><text:span text:style-name="Source_20_Text">sudo chmod 666 /dev/ttyS1</text:span></text:p>
          <text:p text:style-name="P43"><text:soft-page-break/>This will grant read and write permissions to all users for the <text:span text:style-name="Source_20_Text">/dev/ttyS1</text:span> device. Alternatively, if you want to make sure you don't need to run <text:span text:style-name="Source_20_Text">sudo</text:span> every time, you can add your user to the <text:span text:style-name="Source_20_Text">dialout</text:span> group:</text:p>
          <text:p text:style-name="P11">bash</text:p>
          <text:p text:style-name="P11">Copy</text:p>
          <text:p text:style-name="P12"><text:span text:style-name="Source_20_Text">sudo usermod -aG dialout $USER</text:span></text:p>
          <text:p text:style-name="P43">After running the above command, log out and log back in for the changes to take effect.</text:p>
        </text:list-item>
        <text:list-item>
          <text:p text:style-name="P43"><text:span text:style-name="Strong_20_Emphasis">Test Serial Communication</text:span>: Once you've updated the device path and set the necessary permissions, test the serial communication using the <text:span text:style-name="Source_20_Text">cat</text:span> command:</text:p>
          <text:p text:style-name="P11">bash</text:p>
          <text:p text:style-name="P11">Copy</text:p>
          <text:p text:style-name="P12"><text:span text:style-name="Source_20_Text">cat /dev/ttyS1</text:span></text:p>
          <text:p text:style-name="P43">You should see the raw NMEA sentences being output by the GPS module. If you're using the C code I provided earlier, it will now output the GPS data to the terminal.</text:p>
        </text:list-item>
        <text:list-item>
          <text:p text:style-name="P43"><text:span text:style-name="Strong_20_Emphasis">Verify GPS Module Power and Connections</text:span>: Make sure the GPS module is properly powered (3.3V or 5V as appropriate) and that the connections between the BeagleBone Black and the GPS module are correct:</text:p>
          <text:list>
            <text:list-item>
              <text:p text:style-name="P44"><text:span text:style-name="Strong_20_Emphasis">GPS TX (Transmit)</text:span> → <text:span text:style-name="Strong_20_Emphasis">BeagleBone RX (UART1)</text:span>: P9.26 (GPIO_13)</text:p>
            </text:list-item>
            <text:list-item>
              <text:p text:style-name="P44"><text:span text:style-name="Strong_20_Emphasis">GPS RX (Receive)</text:span> → <text:span text:style-name="Strong_20_Emphasis">BeagleBone TX (UART1)</text:span>: P9.24 (GPIO_12)</text:p>
            </text:list-item>
            <text:list-item>
              <text:p text:style-name="P44"><text:span text:style-name="Strong_20_Emphasis">GPS GND</text:span> → <text:span text:style-name="Strong_20_Emphasis">BeagleBone GND</text:span>: P9.3 (Ground)</text:p>
            </text:list-item>
            <text:list-item>
              <text:p text:style-name="P44"><text:span text:style-name="Strong_20_Emphasis">GPS VCC</text:span> → <text:span text:style-name="Strong_20_Emphasis">BeagleBone 3.3V</text:span>: P9.1 (3.3V)</text:p>
            </text:list-item>
          </text:list>
        </text:list-item>
        <text:list-item>
          <text:p text:style-name="P43"><text:span text:style-name="Strong_20_Emphasis">Check for GPS Data</text:span>: After making sure everything is wired up correctly and permissions are set, running your C program should now allow you to see the GPS data in NMEA format. The GPS module will continuously send NMEA sentences, and your program will print them to the terminal.</text:p>
        </text:list-item>
      </text:list>
      <text:h text:style-name="Heading_20_3" text:outline-level="3">Example:</text:h>
      <text:p text:style-name="Text_20_body">With <text:span text:style-name="Source_20_Text">/dev/ttyS1</text:span>, here’s a short reminder on how to check the GPS data with a simple <text:span text:style-name="Source_20_Text">cat</text:span> command to see the NMEA sentences:</text:p>
      <text:p text:style-name="Preformatted_20_Text">bash</text:p>
      <text:p text:style-name="Preformatted_20_Text">Copy</text:p>
      <text:p text:style-name="P2"><text:span text:style-name="Source_20_Text">cat /dev/ttyS1</text:span></text:p>
      <text:p text:style-name="Text_20_body">If everything is set up properly, you should see something like this:</text:p>
      <text:p text:style-name="Preformatted_20_Text">bash</text:p>
      <text:p text:style-name="Preformatted_20_Text">Copy</text:p>
      <text:p text:style-name="P1"><text:span text:style-name="Source_20_Text">$GPGGA,123456.00,3711.345,N,12202.123,W,1,8,1.0,12.5,M,-34.4,M,,*56</text:span></text:p>
      <text:p text:style-name="P1"><text:span text:style-name="Source_20_Text">$GPGSA,A,3,12,14,30,07,20,05,08,21,,,,,,1.5,1.0,1.0*33</text:span></text:p>
      <text:p text:style-name="P2"><text:span text:style-name="Source_20_Text">...</text:span></text:p>
      <text:p text:style-name="Text_20_body">These are the NMEA sentences output by the GPS module, indicating the GPS coordinates and other relevant information.</text:p>
      <text:p text:style-name="Horizontal_20_Line"/>
      <text:h text:style-name="Heading_20_3" text:outline-level="3"><text:soft-page-break/>Conclusion:</text:h>
      <text:p text:style-name="Text_20_body">You now know that the correct serial port is <text:span text:style-name="Source_20_Text">/dev/ttyS1</text:span>. Update your code to use this device and set the appropriate permissions. Once the system is set up correctly, you should be able to read the GPS data from the NEO-6M GPS module.</text:p>
      <text:p text:style-name="Text_20_body">Let me know if you need further assistance!</text:p>
      <text:h text:style-name="Heading_20_5" text:outline-level="5">You said:</text:h>
      <text:p text:style-name="Text_20_body">.out is running, but nothing is getting printed. Iy's been 2min</text:p>
      <text:h text:style-name="Heading_20_6" text:outline-level="6">ChatGPT said:</text:h>
      <text:p text:style-name="Text_20_body">If nothing is getting printed after running your program for a couple of minutes, there are a few things we should check to troubleshoot the issue. Here's a step-by-step guide to help you identify and fix the problem:</text:p>
      <text:h text:style-name="Heading_20_3" text:outline-level="3">1. <text:span text:style-name="Strong_20_Emphasis">Check if GPS Module is Outputting Data</text:span></text:h>
      <text:p text:style-name="Text_20_body">First, ensure that your GPS module is powered and correctly connected.</text:p>
      <text:list xml:id="list207221309" text:style-name="L11">
        <text:list-item>
          <text:p text:style-name="P46"><text:span text:style-name="Strong_20_Emphasis">Power</text:span>: Confirm that the GPS module is receiving 3.3V or 5V (depending on the module) from the BeagleBone Black.</text:p>
        </text:list-item>
        <text:list-item>
          <text:p text:style-name="P45"><text:span text:style-name="Strong_20_Emphasis">LED Indicator</text:span>: Many GPS modules (like the NEO-6M) have an LED indicator that blinks when it's active and receiving GPS signals. If you don't see the LED blinking, the GPS might not be getting a fix or is not powered properly.</text:p>
        </text:list-item>
      </text:list>
      <text:p text:style-name="Text_20_body">If the LED is not blinking or is solid, your GPS module might not be getting a proper satellite fix.</text:p>
      <text:h text:style-name="Heading_20_3" text:outline-level="3">2. <text:span text:style-name="Strong_20_Emphasis">Check UART Port Availability</text:span></text:h>
      <text:p text:style-name="Text_20_body">Ensure that <text:span text:style-name="Source_20_Text">/dev/ttyS1</text:span> is the correct port and that no other processes are using it. You can use <text:span text:style-name="Source_20_Text">lsof</text:span> to see if the port is being accessed by another program:</text:p>
      <text:p text:style-name="Preformatted_20_Text">bash</text:p>
      <text:p text:style-name="Preformatted_20_Text">Copy</text:p>
      <text:p text:style-name="P2"><text:span text:style-name="Source_20_Text">sudo lsof /dev/ttyS1</text:span></text:p>
      <text:p text:style-name="Text_20_body">If there’s output, it means another program is already using the serial port. You might need to stop that program before running your code.</text:p>
      <text:h text:style-name="Heading_20_3" text:outline-level="3">3. <text:span text:style-name="Strong_20_Emphasis">Use </text:span><text:span text:style-name="Strong_20_Emphasis"><text:span text:style-name="Source_20_Text">cat</text:span></text:span><text:span text:style-name="Strong_20_Emphasis"> to Test Data on the Serial Port</text:span></text:h>
      <text:p text:style-name="Text_20_body">Before diving into code debugging, let’s see if data is being output on the serial port by directly using <text:span text:style-name="Source_20_Text">cat</text:span>:</text:p>
      <text:p text:style-name="Preformatted_20_Text">bash</text:p>
      <text:p text:style-name="Preformatted_20_Text">Copy</text:p>
      <text:p text:style-name="P2"><text:span text:style-name="Source_20_Text">cat /dev/ttyS1</text:span></text:p>
      <text:p text:style-name="Text_20_body">Wait for a minute and see if you get any NMEA sentences. If you see data, it confirms that the GPS is working and sending data. If nothing appears, then the issue might be with the GPS module, wiring, or power.</text:p>
      <text:h text:style-name="Heading_20_3" text:outline-level="3"><text:soft-page-break/>4. <text:span text:style-name="Strong_20_Emphasis">Check GPS Module for Fix</text:span></text:h>
      <text:p text:style-name="Text_20_body">If you’re not seeing any data from the GPS module, it's possible the GPS hasn't obtained a fix yet. Depending on the location and visibility to the sky, it can take a few minutes for the GPS module to acquire a fix.</text:p>
      <text:list xml:id="list1657279471" text:style-name="L12">
        <text:list-item>
          <text:p text:style-name="P48">Make sure you have a clear line of sight to the sky for the GPS to get satellite signals.</text:p>
        </text:list-item>
        <text:list-item>
          <text:p text:style-name="P47">You can try moving the GPS module to a location with better reception.</text:p>
        </text:list-item>
      </text:list>
      <text:h text:style-name="Heading_20_3" text:outline-level="3">5. <text:span text:style-name="Strong_20_Emphasis">Debugging with </text:span><text:span text:style-name="Strong_20_Emphasis"><text:span text:style-name="Source_20_Text">dmesg</text:span></text:span></text:h>
      <text:p text:style-name="Text_20_body">If you still see no output and <text:span text:style-name="Source_20_Text">/dev/ttyS1</text:span> seems fine, check the system logs to see if there are any errors or warnings related to the serial port or the GPS module. Run the following command to view the last log entries:</text:p>
      <text:p text:style-name="Preformatted_20_Text">bash</text:p>
      <text:p text:style-name="Preformatted_20_Text">Copy</text:p>
      <text:p text:style-name="P2"><text:span text:style-name="Source_20_Text">dmesg | tail -n 20</text:span></text:p>
      <text:p text:style-name="Text_20_body">Look for any relevant messages that might point to a problem with the serial port or the GPS module.</text:p>
      <text:h text:style-name="Heading_20_3" text:outline-level="3">6. <text:span text:style-name="Strong_20_Emphasis">Serial Port Settings</text:span></text:h>
      <text:p text:style-name="Text_20_body">Sometimes, serial communication problems can be caused by mismatched settings such as baud rate, data bits, stop bits, or parity. The NEO-6M GPS module typically operates at 9600 baud with 8 data bits, no parity, and 1 stop bit, but double-check to ensure that these settings match in your code.</text:p>
      <text:p text:style-name="Text_20_body">Make sure your serial communication settings in the code are correct. Here's how to ensure that in a typical <text:span text:style-name="Source_20_Text">Serial</text:span> configuration (though this depends on your specific code):</text:p>
      <text:p text:style-name="Preformatted_20_Text">c</text:p>
      <text:p text:style-name="Preformatted_20_Text">Copy</text:p>
      <text:p text:style-name="P1"><text:span text:style-name="Source_20_Text">// Example configuration:</text:span></text:p>
      <text:p text:style-name="P2"><text:span text:style-name="Source_20_Text">Serial.begin(9600); <text:s/>// This is the standard baud rate for the NEO-6M GPS module</text:span></text:p>
      <text:h text:style-name="Heading_20_3" text:outline-level="3">7. <text:span text:style-name="Strong_20_Emphasis">Check if GPS Output Format Matches Expectation</text:span></text:h>
      <text:p text:style-name="Text_20_body">The GPS module might not be outputting the expected NMEA sentences. You can test by checking if any data is returned, even if it's in a different format or contains no useful information.</text:p>
      <text:p text:style-name="Text_20_body">Run a simpler code to check if the data is coming through at all. Here's a minimal example:</text:p>
      <text:p text:style-name="Preformatted_20_Text">c</text:p>
      <text:p text:style-name="Preformatted_20_Text">Copy</text:p>
      <text:p text:style-name="P1"><text:span text:style-name="Source_20_Text">#include &lt;stdio.h&gt;</text:span></text:p>
      <text:p text:style-name="P1"><text:span text:style-name="Source_20_Text">#include &lt;fcntl.h&gt;</text:span></text:p>
      <text:p text:style-name="P1"><text:span text:style-name="Source_20_Text">#include &lt;unistd.h&gt;</text:span></text:p>
      <text:p text:style-name="P1"><text:span text:style-name="Source_20_Text">#include &lt;termios.h&gt;</text:span></text:p>
      <text:p text:style-name="P1"/>
      <text:p text:style-name="P1"><text:span text:style-name="Source_20_Text">int main() {</text:span></text:p>
      <text:p text:style-name="P1"><text:span text:style-name="Source_20_Text"><text:s text:c="4"/>int fd;</text:span></text:p>
      <text:p text:style-name="P1"><text:span text:style-name="Source_20_Text"><text:s text:c="4"/>struct termios options;</text:span></text:p>
      <text:p text:style-name="P1"><text:span text:style-name="Source_20_Text"><text:s text:c="4"/></text:span></text:p>
      <text:p text:style-name="P1"><text:span text:style-name="Source_20_Text"><text:s text:c="4"/>// Open the serial port (use /dev/ttyS1 instead of /dev/ttyO1)</text:span></text:p>
      <text:p text:style-name="P1"><text:span text:style-name="Source_20_Text"><text:s text:c="4"/>fd = open("/dev/ttyS1", O_RDWR | O_NOCTTY | O_NDELAY);</text:span></text:p>
      <text:p text:style-name="P1"><text:span text:style-name="Source_20_Text"><text:s text:c="4"/>if (fd == -1) {</text:span></text:p>
      <text:p text:style-name="P1"><text:soft-page-break/><text:span text:style-name="Source_20_Text"><text:s text:c="8"/>perror("Unable to open serial port");</text:span></text:p>
      <text:p text:style-name="P1"><text:span text:style-name="Source_20_Text"><text:s text:c="8"/>return -1;</text:span></text:p>
      <text:p text:style-name="P1"><text:span text:style-name="Source_20_Text"><text:s text:c="4"/>}</text:span></text:p>
      <text:p text:style-name="P1"/>
      <text:p text:style-name="P1"><text:span text:style-name="Source_20_Text"><text:s text:c="4"/>// Set up the serial port settings</text:span></text:p>
      <text:p text:style-name="P1"><text:span text:style-name="Source_20_Text"><text:s text:c="4"/>tcgetattr(fd, &amp;options);</text:span></text:p>
      <text:p text:style-name="P1"><text:span text:style-name="Source_20_Text"><text:s text:c="4"/>cfsetispeed(&amp;options, B9600); <text:s text:c="2"/>// Set baud rate to 9600</text:span></text:p>
      <text:p text:style-name="P1"><text:span text:style-name="Source_20_Text"><text:s text:c="4"/>cfsetospeed(&amp;options, B9600); <text:s text:c="2"/>// Set baud rate to 9600</text:span></text:p>
      <text:p text:style-name="P1"><text:span text:style-name="Source_20_Text"><text:s text:c="4"/>options.c_cflag |= (CLOCAL | CREAD); // Enable receiver and local mode</text:span></text:p>
      <text:p text:style-name="P1"><text:span text:style-name="Source_20_Text"><text:s text:c="4"/>options.c_cflag &amp;= ~PARENB; <text:s text:c="9"/>// No parity</text:span></text:p>
      <text:p text:style-name="P1"><text:span text:style-name="Source_20_Text"><text:s text:c="4"/>options.c_cflag &amp;= ~CSTOPB; <text:s text:c="9"/>// 1 stop bit</text:span></text:p>
      <text:p text:style-name="P1"><text:span text:style-name="Source_20_Text"><text:s text:c="4"/>options.c_cflag &amp;= ~CSIZE;</text:span></text:p>
      <text:p text:style-name="P1"><text:span text:style-name="Source_20_Text"><text:s text:c="4"/>options.c_cflag |= CS8; <text:s text:c="13"/>// 8 data bits</text:span></text:p>
      <text:p text:style-name="P1"><text:span text:style-name="Source_20_Text"><text:s text:c="4"/>tcsetattr(fd, TCSANOW, &amp;options); <text:s text:c="3"/>// Apply the settings</text:span></text:p>
      <text:p text:style-name="P1"/>
      <text:p text:style-name="P1"><text:span text:style-name="Source_20_Text"><text:s text:c="4"/>// Read data from GPS module</text:span></text:p>
      <text:p text:style-name="P1"><text:span text:style-name="Source_20_Text"><text:s text:c="4"/>char buffer[256];</text:span></text:p>
      <text:p text:style-name="P1"><text:span text:style-name="Source_20_Text"><text:s text:c="4"/>int n;</text:span></text:p>
      <text:p text:style-name="P1"><text:span text:style-name="Source_20_Text"><text:s text:c="4"/>while (1) {</text:span></text:p>
      <text:p text:style-name="P1"><text:span text:style-name="Source_20_Text"><text:s text:c="8"/>n = read(fd, buffer, sizeof(buffer));</text:span></text:p>
      <text:p text:style-name="P1"><text:span text:style-name="Source_20_Text"><text:s text:c="8"/>if (n &gt; 0) {</text:span></text:p>
      <text:p text:style-name="P1"><text:span text:style-name="Source_20_Text"><text:s text:c="12"/>write(STDOUT_FILENO, buffer, n);</text:span></text:p>
      <text:p text:style-name="P1"><text:span text:style-name="Source_20_Text"><text:s text:c="8"/>}</text:span></text:p>
      <text:p text:style-name="P1"><text:span text:style-name="Source_20_Text"><text:s text:c="4"/>}</text:span></text:p>
      <text:p text:style-name="P1"/>
      <text:p text:style-name="P1"><text:span text:style-name="Source_20_Text"><text:s text:c="4"/>close(fd);</text:span></text:p>
      <text:p text:style-name="P1"><text:span text:style-name="Source_20_Text"><text:s text:c="4"/>return 0;</text:span></text:p>
      <text:p text:style-name="P2"><text:span text:style-name="Source_20_Text">}</text:span></text:p>
      <text:p text:style-name="Text_20_body">This code manually opens the serial port <text:span text:style-name="Source_20_Text">/dev/ttyS1</text:span>, configures it, and continuously reads the GPS data, printing it to the terminal. If you see NMEA sentences, it confirms that the GPS is working.</text:p>
      <text:h text:style-name="Heading_20_3" text:outline-level="3">8. <text:span text:style-name="Strong_20_Emphasis">Check GPS Module Baud Rate</text:span></text:h>
      <text:p text:style-name="Text_20_body">Sometimes, the baud rate of the GPS module might be different from the expected one (9600). If you have a way to change the baud rate on your GPS module (such as using a software configuration tool for the NEO-6M), ensure it matches the baud rate in your code.</text:p>
      <text:p text:style-name="Horizontal_20_Line"/>
      <text:h text:style-name="Heading_20_3" text:outline-level="3">Conclusion:</text:h>
      <text:list xml:id="list1782385873" text:style-name="L13">
        <text:list-item>
          <text:p text:style-name="P50"><text:span text:style-name="Strong_20_Emphasis">Test with </text:span><text:span text:style-name="Strong_20_Emphasis"><text:span text:style-name="Source_20_Text">cat</text:span></text:span> to check if you’re getting data on the serial port.</text:p>
        </text:list-item>
        <text:list-item>
          <text:p text:style-name="P50"><text:span text:style-name="Strong_20_Emphasis">Check GPS fix</text:span> and make sure the module is receiving a signal.</text:p>
        </text:list-item>
        <text:list-item>
          <text:p text:style-name="P50"><text:span text:style-name="Strong_20_Emphasis">Ensure proper wiring and permissions</text:span> are set up.</text:p>
        </text:list-item>
        <text:list-item>
          <text:p text:style-name="P50"><text:span text:style-name="Strong_20_Emphasis">Check for UART conflicts</text:span> using <text:span text:style-name="Source_20_Text">lsof</text:span>.</text:p>
        </text:list-item>
        <text:list-item>
          <text:p text:style-name="P49"><text:span text:style-name="Strong_20_Emphasis">Simplify the code</text:span> to test basic serial communication and ensure you’re receiving data.</text:p>
        </text:list-item>
      </text:list>
      <text:p text:style-name="Text_20_body">Once you confirm the GPS data is being received, you can proceed with parsing the NMEA sentences and using them as needed in your application.</text:p>
      <text:p text:style-name="Text_20_body">Let me know how it goes, or if you need further assistance!</text:p>
      <text:h text:style-name="Heading_20_5" text:outline-level="5"><text:soft-page-break/>You said:</text:h>
      <text:p text:style-name="Text_20_body">sudo lsof /dev/ttyS1 [sudo] password for debian: COMMAND PID USER FD TYPE DEVICE SIZE/OFF NODE NAME a.out 1244 debian 3u CHR 4,65 0t0 94 /dev/ttyS1 ;; a.out is the output of the gps c code</text:p>
      <text:h text:style-name="Heading_20_6" text:outline-level="6">ChatGPT said:</text:h>
      <text:p text:style-name="Text_20_body">It looks like your program (<text:span text:style-name="Source_20_Text">a.out</text:span>) is correctly accessing <text:span text:style-name="Source_20_Text">/dev/ttyS1</text:span> since the output of <text:span text:style-name="Source_20_Text">lsof</text:span> shows that it's holding the serial port open. However, if you're not seeing any data or GPS output, it could still be a few different issues.</text:p>
      <text:p text:style-name="Text_20_body">Here are the next steps to further debug the situation:</text:p>
      <text:h text:style-name="Heading_20_3" text:outline-level="3">1. <text:span text:style-name="Strong_20_Emphasis">Ensure GPS is Outputting Data</text:span></text:h>
      <text:p text:style-name="Text_20_body">You’ve confirmed that your program is accessing <text:span text:style-name="Source_20_Text">/dev/ttyS1</text:span>, but we still need to check if any data is actually coming through the serial port.</text:p>
      <text:p text:style-name="Text_20_body">Run the following command to check if any data is being received directly from <text:span text:style-name="Source_20_Text">/dev/ttyS1</text:span>:</text:p>
      <text:p text:style-name="Preformatted_20_Text">bash</text:p>
      <text:p text:style-name="Preformatted_20_Text">Copy</text:p>
      <text:p text:style-name="P2"><text:span text:style-name="Source_20_Text">cat /dev/ttyS1</text:span></text:p>
      <text:p text:style-name="Text_20_body">Let it run for a minute. If data starts to show up (NMEA sentences like <text:span text:style-name="Source_20_Text">$GPGGA,</text:span>, <text:span text:style-name="Source_20_Text">$GPRMC,</text:span>), it indicates that the GPS module is working correctly and outputting data. If nothing appears, here are some possible reasons:</text:p>
      <text:list xml:id="list587873731" text:style-name="L14">
        <text:list-item>
          <text:p text:style-name="P52"><text:span text:style-name="Strong_20_Emphasis">GPS Module Not Getting a Fix</text:span>: The GPS may not have acquired a satellite fix. Ensure that the GPS module has a clear line of sight to the sky and is not indoors or obstructed by anything.</text:p>
        </text:list-item>
        <text:list-item>
          <text:p text:style-name="P51"><text:span text:style-name="Strong_20_Emphasis">Baud Rate Mismatch</text:span>: Make sure the baud rate in the program matches the GPS module’s baud rate (usually 9600 for NEO-6M). You can check this by changing the baud rate in the code (both when you open the serial port and within the GPS module settings).</text:p>
        </text:list-item>
      </text:list>
      <text:h text:style-name="Heading_20_3" text:outline-level="3">2. <text:span text:style-name="Strong_20_Emphasis">Verify GPS Connection and Power</text:span></text:h>
      <text:p text:style-name="Text_20_body">Double-check that the GPS module is correctly connected to the BeagleBone Black:</text:p>
      <text:list xml:id="list2357838993" text:style-name="L15">
        <text:list-item>
          <text:p text:style-name="P54"><text:span text:style-name="Strong_20_Emphasis">TX (GPS)</text:span> → <text:span text:style-name="Strong_20_Emphasis">RX (BeagleBone Black)</text:span>: P9.24 (GPIO_12)</text:p>
        </text:list-item>
        <text:list-item>
          <text:p text:style-name="P54"><text:span text:style-name="Strong_20_Emphasis">RX (GPS)</text:span> → <text:span text:style-name="Strong_20_Emphasis">TX (BeagleBone Black)</text:span>: P9.26 (GPIO_13)</text:p>
        </text:list-item>
        <text:list-item>
          <text:p text:style-name="P54"><text:span text:style-name="Strong_20_Emphasis">GND (GPS)</text:span> → <text:span text:style-name="Strong_20_Emphasis">GND (BeagleBone Black)</text:span>: P9.3 (Ground)</text:p>
        </text:list-item>
        <text:list-item>
          <text:p text:style-name="P53"><text:span text:style-name="Strong_20_Emphasis">VCC (GPS)</text:span> → <text:span text:style-name="Strong_20_Emphasis">3.3V or 5V on BeagleBone</text:span>: P9.1 (3.3V)</text:p>
        </text:list-item>
      </text:list>
      <text:p text:style-name="Text_20_body">Make sure that the GPS module is receiving power and that the connections are firm.</text:p>
      <text:h text:style-name="Heading_20_3" text:outline-level="3">3. <text:span text:style-name="Strong_20_Emphasis">Simple Serial Test with </text:span><text:span text:style-name="Strong_20_Emphasis"><text:span text:style-name="Source_20_Text">stty</text:span></text:span></text:h>
      <text:p text:style-name="Text_20_body">Sometimes, the issue may stem from serial port settings. You can try testing the serial port settings using <text:span text:style-name="Source_20_Text">stty</text:span> to manually configure it.</text:p>
      <text:p text:style-name="Text_20_body">Run the following to set up the serial port to 9600 baud, 8 data bits, no parity, 1 stop bit:</text:p>
      <text:p text:style-name="Preformatted_20_Text">bash</text:p>
      <text:p text:style-name="Preformatted_20_Text">Copy</text:p>
      <text:p text:style-name="P2"><text:soft-page-break/><text:span text:style-name="Source_20_Text">stty -F /dev/ttyS1 9600 cs8 -cstopb -parenb</text:span></text:p>
      <text:p text:style-name="Text_20_body">After setting this up, try reading from the serial port again using <text:span text:style-name="Source_20_Text">cat</text:span> or your program:</text:p>
      <text:p text:style-name="Preformatted_20_Text">bash</text:p>
      <text:p text:style-name="Preformatted_20_Text">Copy</text:p>
      <text:p text:style-name="P2"><text:span text:style-name="Source_20_Text">cat /dev/ttyS1</text:span></text:p>
      <text:h text:style-name="Heading_20_3" text:outline-level="3">4. <text:span text:style-name="Strong_20_Emphasis">Simple Debugging Code</text:span></text:h>
      <text:p text:style-name="Text_20_body">If you're still not seeing data, let's simplify your C code further to ensure basic functionality. This version will continuously read from the serial port and print whatever it receives to the terminal:</text:p>
      <text:p text:style-name="Preformatted_20_Text">c</text:p>
      <text:p text:style-name="Preformatted_20_Text">Copy</text:p>
      <text:p text:style-name="P1"><text:span text:style-name="Source_20_Text">#include &lt;stdio.h&gt;</text:span></text:p>
      <text:p text:style-name="P1"><text:span text:style-name="Source_20_Text">#include &lt;fcntl.h&gt;</text:span></text:p>
      <text:p text:style-name="P1"><text:span text:style-name="Source_20_Text">#include &lt;unistd.h&gt;</text:span></text:p>
      <text:p text:style-name="P1"><text:span text:style-name="Source_20_Text">#include &lt;termios.h&gt;</text:span></text:p>
      <text:p text:style-name="P1"/>
      <text:p text:style-name="P1"><text:span text:style-name="Source_20_Text">int main() {</text:span></text:p>
      <text:p text:style-name="P1"><text:span text:style-name="Source_20_Text"><text:s text:c="4"/>int fd;</text:span></text:p>
      <text:p text:style-name="P1"><text:span text:style-name="Source_20_Text"><text:s text:c="4"/>struct termios options;</text:span></text:p>
      <text:p text:style-name="P1"><text:span text:style-name="Source_20_Text"><text:s text:c="4"/></text:span></text:p>
      <text:p text:style-name="P1"><text:span text:style-name="Source_20_Text"><text:s text:c="4"/>// Open the serial port (use /dev/ttyS1)</text:span></text:p>
      <text:p text:style-name="P1"><text:span text:style-name="Source_20_Text"><text:s text:c="4"/>fd = open("/dev/ttyS1", O_RDWR | O_NOCTTY | O_NDELAY);</text:span></text:p>
      <text:p text:style-name="P1"><text:span text:style-name="Source_20_Text"><text:s text:c="4"/>if (fd == -1) {</text:span></text:p>
      <text:p text:style-name="P1"><text:span text:style-name="Source_20_Text"><text:s text:c="8"/>perror("Unable to open serial port");</text:span></text:p>
      <text:p text:style-name="P1"><text:span text:style-name="Source_20_Text"><text:s text:c="8"/>return -1;</text:span></text:p>
      <text:p text:style-name="P1"><text:span text:style-name="Source_20_Text"><text:s text:c="4"/>}</text:span></text:p>
      <text:p text:style-name="P1"/>
      <text:p text:style-name="P1"><text:span text:style-name="Source_20_Text"><text:s text:c="4"/>// Set up the serial port settings</text:span></text:p>
      <text:p text:style-name="P1"><text:span text:style-name="Source_20_Text"><text:s text:c="4"/>tcgetattr(fd, &amp;options);</text:span></text:p>
      <text:p text:style-name="P1"><text:span text:style-name="Source_20_Text"><text:s text:c="4"/>cfsetispeed(&amp;options, B9600); <text:s text:c="2"/>// Set baud rate to 9600</text:span></text:p>
      <text:p text:style-name="P1"><text:span text:style-name="Source_20_Text"><text:s text:c="4"/>cfsetospeed(&amp;options, B9600); <text:s text:c="2"/>// Set baud rate to 9600</text:span></text:p>
      <text:p text:style-name="P1"><text:span text:style-name="Source_20_Text"><text:s text:c="4"/>options.c_cflag |= (CLOCAL | CREAD); // Enable receiver and local mode</text:span></text:p>
      <text:p text:style-name="P1"><text:span text:style-name="Source_20_Text"><text:s text:c="4"/>options.c_cflag &amp;= ~PARENB; <text:s text:c="9"/>// No parity</text:span></text:p>
      <text:p text:style-name="P1"><text:span text:style-name="Source_20_Text"><text:s text:c="4"/>options.c_cflag &amp;= ~CSTOPB; <text:s text:c="9"/>// 1 stop bit</text:span></text:p>
      <text:p text:style-name="P1"><text:span text:style-name="Source_20_Text"><text:s text:c="4"/>options.c_cflag &amp;= ~CSIZE;</text:span></text:p>
      <text:p text:style-name="P1"><text:span text:style-name="Source_20_Text"><text:s text:c="4"/>options.c_cflag |= CS8; <text:s text:c="13"/>// 8 data bits</text:span></text:p>
      <text:p text:style-name="P1"><text:span text:style-name="Source_20_Text"><text:s text:c="4"/>tcsetattr(fd, TCSANOW, &amp;options); <text:s text:c="3"/>// Apply the settings</text:span></text:p>
      <text:p text:style-name="P1"/>
      <text:p text:style-name="P1"><text:span text:style-name="Source_20_Text"><text:s text:c="4"/>// Read data from GPS module</text:span></text:p>
      <text:p text:style-name="P1"><text:span text:style-name="Source_20_Text"><text:s text:c="4"/>char buffer[256];</text:span></text:p>
      <text:p text:style-name="P1"><text:span text:style-name="Source_20_Text"><text:s text:c="4"/>int n;</text:span></text:p>
      <text:p text:style-name="P1"><text:span text:style-name="Source_20_Text"><text:s text:c="4"/>while (1) {</text:span></text:p>
      <text:p text:style-name="P1"><text:span text:style-name="Source_20_Text"><text:s text:c="8"/>n = read(fd, buffer, sizeof(buffer));</text:span></text:p>
      <text:p text:style-name="P1"><text:span text:style-name="Source_20_Text"><text:s text:c="8"/>if (n &gt; 0) {</text:span></text:p>
      <text:p text:style-name="P1"><text:span text:style-name="Source_20_Text"><text:s text:c="12"/>write(STDOUT_FILENO, buffer, n);</text:span></text:p>
      <text:p text:style-name="P1"><text:span text:style-name="Source_20_Text"><text:s text:c="8"/>}</text:span></text:p>
      <text:p text:style-name="P1"><text:span text:style-name="Source_20_Text"><text:s text:c="4"/>}</text:span></text:p>
      <text:p text:style-name="P1"/>
      <text:p text:style-name="P1"><text:span text:style-name="Source_20_Text"><text:s text:c="4"/>close(fd);</text:span></text:p>
      <text:p text:style-name="P1"><text:span text:style-name="Source_20_Text"><text:s text:c="4"/>return 0;</text:span></text:p>
      <text:p text:style-name="P2"><text:span text:style-name="Source_20_Text">}</text:span></text:p>
      <text:p text:style-name="Text_20_body">Compile and run the code again:</text:p>
      <text:p text:style-name="Preformatted_20_Text">bash</text:p>
      <text:p text:style-name="Preformatted_20_Text">Copy</text:p>
      <text:p text:style-name="P1"><text:span text:style-name="Source_20_Text">gcc -o gps_reader gps_reader.c</text:span></text:p>
      <text:p text:style-name="P2"><text:span text:style-name="Source_20_Text">./gps_reader</text:span></text:p>
      <text:p text:style-name="Text_20_body"><text:soft-page-break/>This code will print any data it receives from the GPS module directly to the terminal. If you see NMEA sentences, the GPS is working fine.</text:p>
      <text:h text:style-name="Heading_20_3" text:outline-level="3">5. <text:span text:style-name="Strong_20_Emphasis">Check GPS Signal</text:span></text:h>
      <text:p text:style-name="Text_20_body">If no data is showing up, it's very possible that the GPS module is still trying to acquire a fix. If you're indoors, try moving the GPS module to an outdoor location where it has a clear view of the sky. GPS modules can take several minutes to acquire a fix, especially if they've been off for a long time.</text:p>
      <text:h text:style-name="Heading_20_3" text:outline-level="3">6. <text:span text:style-name="Strong_20_Emphasis">Using a GPS Test Application</text:span></text:h>
      <text:p text:style-name="Text_20_body">If the above steps still don't work, it might be helpful to test the GPS module on a different platform (e.g., an Arduino) to confirm it’s functioning. Alternatively, you can try using a GPS test application (like <text:span text:style-name="Source_20_Text">gpsd</text:span> or <text:span text:style-name="Source_20_Text">minicom</text:span>) to interact with the GPS module and verify it's sending data.</text:p>
      <text:p text:style-name="Horizontal_20_Line"/>
      <text:h text:style-name="Heading_20_3" text:outline-level="3">Conclusion:</text:h>
      <text:list xml:id="list1239985211" text:style-name="L16">
        <text:list-item>
          <text:p text:style-name="P56">Ensure that you're correctly reading from <text:span text:style-name="Source_20_Text">/dev/ttyS1</text:span> using simple debugging techniques like <text:span text:style-name="Source_20_Text">cat</text:span> or the simplified C code.</text:p>
        </text:list-item>
        <text:list-item>
          <text:p text:style-name="P56">Double-check GPS connections, power, and baud rate.</text:p>
        </text:list-item>
        <text:list-item>
          <text:p text:style-name="P56">Move the GPS module to an open area for better signal reception.</text:p>
        </text:list-item>
        <text:list-item>
          <text:p text:style-name="P55">Try <text:span text:style-name="Source_20_Text">stty</text:span> to manually configure serial port settings.</text:p>
        </text:list-item>
      </text:list>
      <text:p text:style-name="Text_20_body">Let me know if the issue persists or if you're able to get it working!</text:p>
      <text:p text:style-name="Text_20_body"/>
      <text:p text:style-name="P3">It is just blinking if I connect gps neo6m with beaglebone black; But it is working fine with Vega Iot V2 processor for the initial code I provided</text:p>
      <text:h text:style-name="Heading_20_6" text:outline-level="6">ChatGPT said:</text:h>
      <text:p text:style-name="Text_20_body">Thank you for the clarification. If the GPS module is working fine with the Vega IOT V2 processor but not with the BeagleBone Black, then the issue may lie in the connection, serial port configuration, or the software environment on the BeagleBone Black.</text:p>
      <text:p text:style-name="Text_20_body">Here are the things you can check or adjust to troubleshoot and resolve the issue:</text:p>
      <text:h text:style-name="Heading_20_3" text:outline-level="3">1. <text:span text:style-name="Strong_20_Emphasis">Verify GPS Module Power and Connections</text:span></text:h>
      <text:p text:style-name="Text_20_body">Since the GPS module works with the Vega IOT V2 processor but not with the BeagleBone Black, the issue could be related to power or incorrect wiring. Let’s verify the connections:</text:p>
      <text:list xml:id="list1510689612" text:style-name="L17">
        <text:list-item>
          <text:p text:style-name="P58"><text:span text:style-name="Strong_20_Emphasis">GPS TX</text:span> (Data Out from GPS) → <text:span text:style-name="Strong_20_Emphasis">BeagleBone RX (P9.24)</text:span> (GPIO_12)</text:p>
        </text:list-item>
        <text:list-item>
          <text:p text:style-name="P58"><text:span text:style-name="Strong_20_Emphasis">GPS RX</text:span> (Data In to GPS) → <text:span text:style-name="Strong_20_Emphasis">BeagleBone TX (P9.26)</text:span> (GPIO_13)</text:p>
        </text:list-item>
        <text:list-item>
          <text:p text:style-name="P58"><text:span text:style-name="Strong_20_Emphasis">GPS GND</text:span> → <text:span text:style-name="Strong_20_Emphasis">BeagleBone GND (P9.3)</text:span></text:p>
        </text:list-item>
        <text:list-item>
          <text:p text:style-name="P57"><text:span text:style-name="Strong_20_Emphasis">GPS VCC</text:span> → <text:span text:style-name="Strong_20_Emphasis">BeagleBone 3.3V or 5V (P9.1)</text:span></text:p>
        </text:list-item>
      </text:list>
      <text:p text:style-name="Text_20_body">Make sure that the connections are correct, and the GPS module is properly powered (usually 3.3V).</text:p>
      <text:h text:style-name="Heading_20_3" text:outline-level="3"><text:soft-page-break/>2. <text:span text:style-name="Strong_20_Emphasis">Check if UART Port is Enabled on BeagleBone</text:span></text:h>
      <text:p text:style-name="Text_20_body">By default, BeagleBone Black might have multiple serial ports configured for other purposes. You may need to ensure that the serial port you're using is configured correctly in your software and in the BeagleBone settings.</text:p>
      <text:p text:style-name="Text_20_body">For example, the BeagleBone Black has <text:span text:style-name="Source_20_Text">ttyS1</text:span>, <text:span text:style-name="Source_20_Text">ttyS2</text:span>, etc. Make sure you're connecting the GPS to the correct UART port (usually <text:span text:style-name="Source_20_Text">ttyS1</text:span> for the GPIO pins you're using).</text:p>
      <text:h text:style-name="Heading_20_3" text:outline-level="3">3. <text:span text:style-name="Strong_20_Emphasis">Make Sure </text:span><text:span text:style-name="Strong_20_Emphasis"><text:span text:style-name="Source_20_Text">ttyS1</text:span></text:span><text:span text:style-name="Strong_20_Emphasis"> is Not Being Used by Other Processes</text:span></text:h>
      <text:p text:style-name="Text_20_body">Check if any other processes are using the serial port (<text:span text:style-name="Source_20_Text">/dev/ttyS1</text:span>) by running:</text:p>
      <text:p text:style-name="Preformatted_20_Text">bash</text:p>
      <text:p text:style-name="Preformatted_20_Text">Copy</text:p>
      <text:p text:style-name="P2"><text:span text:style-name="Source_20_Text">sudo lsof /dev/ttyS1</text:span></text:p>
      <text:p text:style-name="Text_20_body">If your program (<text:span text:style-name="Source_20_Text">a.out</text:span>) is the only process using <text:span text:style-name="Source_20_Text">/dev/ttyS1</text:span>, there’s no conflict. But if you see other processes using the port, they may need to be stopped before your code can access it.</text:p>
      <text:h text:style-name="Heading_20_3" text:outline-level="3">4. <text:span text:style-name="Strong_20_Emphasis">Check for Permissions</text:span></text:h>
      <text:p text:style-name="Text_20_body">You’ve already added your user to the <text:span text:style-name="Source_20_Text">dialout</text:span> group and set the correct permissions for <text:span text:style-name="Source_20_Text">/dev/ttyS1</text:span>. You can verify the current permissions by running:</text:p>
      <text:p text:style-name="Preformatted_20_Text">bash</text:p>
      <text:p text:style-name="Preformatted_20_Text">Copy</text:p>
      <text:p text:style-name="P2"><text:span text:style-name="Source_20_Text">ls -l /dev/ttyS1</text:span></text:p>
      <text:p text:style-name="Text_20_body">Make sure the permissions are correct (<text:span text:style-name="Source_20_Text">crw-rw-rw-</text:span>), which means read and write access for all users.</text:p>
      <text:p text:style-name="Text_20_body">If you don't have the correct permissions, you can try manually changing the permissions:</text:p>
      <text:p text:style-name="Preformatted_20_Text">bash</text:p>
      <text:p text:style-name="Preformatted_20_Text">Copy</text:p>
      <text:p text:style-name="P2"><text:span text:style-name="Source_20_Text">sudo chmod 666 /dev/ttyS1</text:span></text:p>
      <text:h text:style-name="Heading_20_3" text:outline-level="3">5. <text:span text:style-name="Strong_20_Emphasis">Ensure Correct Baud Rate</text:span></text:h>
      <text:p text:style-name="Text_20_body">The NEO-6M GPS module typically works at <text:span text:style-name="Strong_20_Emphasis">9600 baud</text:span>. Make sure that your software (both on the BeagleBone Black and the GPS module) is set to this baud rate.</text:p>
      <text:p text:style-name="Text_20_body">In your C code or serial communication setup, confirm the baud rate:</text:p>
      <text:p text:style-name="Preformatted_20_Text">c</text:p>
      <text:p text:style-name="Preformatted_20_Text">Copy</text:p>
      <text:p text:style-name="P1"><text:span text:style-name="Source_20_Text">cfsetispeed(&amp;options, B9600); <text:s/>// Set baud rate to 9600</text:span></text:p>
      <text:p text:style-name="P2"><text:span text:style-name="Source_20_Text">cfsetospeed(&amp;options, B9600); <text:s/>// Set baud rate to 9600</text:span></text:p>
      <text:h text:style-name="Heading_20_3" text:outline-level="3">6. <text:span text:style-name="Strong_20_Emphasis">Test GPS Data with </text:span><text:span text:style-name="Strong_20_Emphasis"><text:span text:style-name="Source_20_Text">cat</text:span></text:span><text:span text:style-name="Strong_20_Emphasis"> or </text:span><text:span text:style-name="Strong_20_Emphasis"><text:span text:style-name="Source_20_Text">minicom</text:span></text:span></text:h>
      <text:p text:style-name="Text_20_body">To test the GPS data directly from the serial port, use <text:span text:style-name="Source_20_Text">cat</text:span> or <text:span text:style-name="Source_20_Text">minicom</text:span> to read from <text:span text:style-name="Source_20_Text">/dev/ttyS1</text:span> and check if any NMEA sentences are coming through:</text:p>
      <text:list xml:id="list3517761523" text:style-name="L18">
        <text:list-item>
          <text:p text:style-name="P59"><text:span text:style-name="Strong_20_Emphasis">Using </text:span><text:span text:style-name="Strong_20_Emphasis"><text:span text:style-name="Source_20_Text">cat</text:span></text:span>:</text:p>
          <text:p text:style-name="P15"><text:soft-page-break/>bash</text:p>
          <text:p text:style-name="P15">Copy</text:p>
          <text:p text:style-name="P16"><text:span text:style-name="Source_20_Text">cat /dev/ttyS1</text:span></text:p>
        </text:list-item>
        <text:list-item>
          <text:p text:style-name="P59"><text:span text:style-name="Strong_20_Emphasis">Using </text:span><text:span text:style-name="Strong_20_Emphasis"><text:span text:style-name="Source_20_Text">minicom</text:span></text:span>: Install <text:span text:style-name="Source_20_Text">minicom</text:span> if not already installed:</text:p>
          <text:p text:style-name="P15">bash</text:p>
          <text:p text:style-name="P15">Copy</text:p>
          <text:p text:style-name="P16"><text:span text:style-name="Source_20_Text">sudo apt-get install minicom</text:span></text:p>
          <text:p text:style-name="P59">Then run:</text:p>
          <text:p text:style-name="P15">bash</text:p>
          <text:p text:style-name="P15">Copy</text:p>
          <text:p text:style-name="P16"><text:span text:style-name="Source_20_Text">minicom -b 9600 -o -D /dev/ttyS1</text:span></text:p>
        </text:list-item>
      </text:list>
      <text:p text:style-name="Text_20_body">This will help verify whether any NMEA sentences are coming from the GPS module.</text:p>
      <text:h text:style-name="Heading_20_3" text:outline-level="3">7. <text:span text:style-name="Strong_20_Emphasis">Enable Serial Port in </text:span><text:span text:style-name="Strong_20_Emphasis"><text:span text:style-name="Source_20_Text">/boot/uEnv.txt</text:span></text:span></text:h>
      <text:p text:style-name="Text_20_body">In some cases, you need to explicitly enable serial ports on BeagleBone Black. You can do this by modifying the <text:span text:style-name="Source_20_Text">uEnv.txt</text:span> file:</text:p>
      <text:list xml:id="list3540772745" text:style-name="L19">
        <text:list-item>
          <text:p text:style-name="P60">Edit the <text:span text:style-name="Source_20_Text">/boot/uEnv.txt</text:span> file:</text:p>
          <text:p text:style-name="P17">bash</text:p>
          <text:p text:style-name="P17">Copy</text:p>
          <text:p text:style-name="P18"><text:span text:style-name="Source_20_Text">sudo nano /boot/uEnv.txt</text:span></text:p>
        </text:list-item>
        <text:list-item>
          <text:p text:style-name="P60">Ensure that the following line is enabled for UART1 (if using <text:span text:style-name="Source_20_Text">/dev/ttyS1</text:span>):</text:p>
          <text:p text:style-name="P17">makefile</text:p>
          <text:p text:style-name="P17">Copy</text:p>
          <text:p text:style-name="P18"><text:span text:style-name="Source_20_Text">cape_disable=bone_capemgr.disable_partno=BB-BONELT-01</text:span></text:p>
        </text:list-item>
        <text:list-item>
          <text:p text:style-name="P60">After making changes, reboot the BeagleBone Black:</text:p>
          <text:p text:style-name="P17">bash</text:p>
          <text:p text:style-name="P17">Copy</text:p>
          <text:p text:style-name="P18"><text:span text:style-name="Source_20_Text">sudo reboot</text:span></text:p>
        </text:list-item>
      </text:list>
      <text:h text:style-name="Heading_20_3" text:outline-level="3">8. <text:span text:style-name="Strong_20_Emphasis">Test GPS with an External Program (</text:span><text:span text:style-name="Strong_20_Emphasis"><text:span text:style-name="Source_20_Text">gpsd</text:span></text:span><text:span text:style-name="Strong_20_Emphasis">)</text:span></text:h>
      <text:p text:style-name="Text_20_body">If the above steps don't resolve the issue, you can try using <text:span text:style-name="Source_20_Text">gpsd</text:span>, a daemon that communicates with GPS devices.</text:p>
      <text:list xml:id="list529023313" text:style-name="L20">
        <text:list-item>
          <text:p text:style-name="P61">Install <text:span text:style-name="Source_20_Text">gpsd</text:span>:</text:p>
          <text:p text:style-name="P19">bash</text:p>
          <text:p text:style-name="P19">Copy</text:p>
          <text:p text:style-name="P20"><text:span text:style-name="Source_20_Text">sudo apt-get install gpsd gpsd-clients</text:span></text:p>
        </text:list-item>
        <text:list-item>
          <text:p text:style-name="P61">Start the <text:span text:style-name="Source_20_Text">gpsd</text:span> daemon:</text:p>
          <text:p text:style-name="P19">bash</text:p>
          <text:p text:style-name="P19">Copy</text:p>
          <text:p text:style-name="P20"><text:span text:style-name="Source_20_Text">sudo gpsd /dev/ttyS1 -F /var/run/gpsd.sock</text:span></text:p>
        </text:list-item>
        <text:list-item>
          <text:p text:style-name="P61"><text:soft-page-break/>Then test the GPS data with the <text:span text:style-name="Source_20_Text">cgps</text:span> client:</text:p>
          <text:p text:style-name="P19">bash</text:p>
          <text:p text:style-name="P19">Copy</text:p>
          <text:p text:style-name="P20"><text:span text:style-name="Source_20_Text">cgps</text:span></text:p>
        </text:list-item>
      </text:list>
      <text:p text:style-name="Text_20_body">If this works, you’ll be able to confirm that the GPS module is providing data to the system.</text:p>
      <text:h text:style-name="Heading_20_3" text:outline-level="3">9. <text:span text:style-name="Strong_20_Emphasis">Use External Power for GPS Module</text:span></text:h>
      <text:p text:style-name="Text_20_body">Sometimes, the BeagleBone's 3.3V output may not supply enough current to the GPS module, especially if other peripherals are connected. Try powering the GPS module using an external 3.3V or 5V source.</text:p>
      <text:h text:style-name="Heading_20_3" text:outline-level="3">10. <text:span text:style-name="Strong_20_Emphasis">Move GPS Outdoors</text:span></text:h>
      <text:p text:style-name="Text_20_body">If you haven’t done so already, try moving the GPS module outdoors to get a clearer view of the sky. It might take several minutes for the GPS module to acquire a satellite fix, especially if it's the first time or if it has been moved to a new location.</text:p>
      <text:p text:style-name="Horizontal_20_Line"/>
      <text:h text:style-name="Heading_20_3" text:outline-level="3">Summary</text:h>
      <text:p text:style-name="Text_20_body">To summarize the troubleshooting steps:</text:p>
      <text:list xml:id="list644397306" text:style-name="L21">
        <text:list-item>
          <text:p text:style-name="P63">Verify the <text:span text:style-name="Strong_20_Emphasis">GPS power and connections</text:span>.</text:p>
        </text:list-item>
        <text:list-item>
          <text:p text:style-name="P63">Make sure the correct <text:span text:style-name="Strong_20_Emphasis">serial port</text:span> (<text:span text:style-name="Source_20_Text">/dev/ttyS1</text:span>) is being used.</text:p>
        </text:list-item>
        <text:list-item>
          <text:p text:style-name="P63">Ensure that no other programs are using the serial port.</text:p>
        </text:list-item>
        <text:list-item>
          <text:p text:style-name="P63">Verify that <text:span text:style-name="Strong_20_Emphasis">permissions</text:span> for the serial port are correct.</text:p>
        </text:list-item>
        <text:list-item>
          <text:p text:style-name="P63">Confirm that the <text:span text:style-name="Strong_20_Emphasis">baud rate</text:span> is correctly set to 9600.</text:p>
        </text:list-item>
        <text:list-item>
          <text:p text:style-name="P63">Test using <text:span text:style-name="Source_20_Text">cat</text:span> or <text:span text:style-name="Source_20_Text">minicom</text:span> to see if any data is coming through.</text:p>
        </text:list-item>
        <text:list-item>
          <text:p text:style-name="P63">Ensure the <text:span text:style-name="Strong_20_Emphasis">serial port</text:span> is enabled in <text:span text:style-name="Source_20_Text">/boot/uEnv.txt</text:span> and reboot.</text:p>
        </text:list-item>
        <text:list-item>
          <text:p text:style-name="P62">Use <text:span text:style-name="Source_20_Text">gpsd</text:span> for an external test of the GPS module.</text:p>
        </text:list-item>
      </text:list>
      <text:p text:style-name="Text_20_body">Once you follow these steps, you should be able to receive GPS data on the BeagleBone Black. Let me know if you still encounter any issues!</text:p>
      <text:h text:style-name="Heading_20_5" text:outline-level="5">You said:</text:h>
      <text:p text:style-name="Text_20_body">GNU nano 5.4 /boot/uEnv.txt #Docs: http://elinux.org/Beagleboard:U-boot_partitioning_layout_2.0 uname_r=5.10.168-ti-r71 #uuid= #dtb= ###U-Boot Overlays### ###Documentation: http://elinux.org/Beagleboard:BeagleBoneBlack_Debian#U-Boot_Overlays ###Master Enable enable_uboot_overlays=1 ### ###Overide capes with eeprom #uboot_overlay_addr0=&lt;file0&gt;.dtbo #uboot_overlay_addr1=&lt;file1&gt;.dtbo #uboot_overlay_addr2=&lt;file2&gt;.dtbo #uboot_overlay_addr3=&lt;file3&gt;.dtbo ### ###Additional custom capes #uboot_overlay_addr4=&lt;file4&gt;.dtbo #uboot_overlay_addr5=&lt;file5&gt;.dtbo #uboot_overlay_addr6=&lt;file6&gt;.dtbo #uboot_overlay_addr7=&lt;file7&gt;.dtbo ### ###Custom Cape #dtb_overlay=&lt;file8&gt;.dtbo ### ###Disable auto loading of virtual capes (emmc/video/wireless/adc) #disable_uboot_overlay_emmc=1 #disable_uboot_overlay_video=1 #disable_uboot_overlay_audio=1 #disable_uboot_overlay_wireless=1 #disable_uboot_overlay_adc=1 ### ###Cape Universal Enable enable_uboot_cape_universal=1 <text:soft-page-break/>### ###Debug: disable uboot autoload of Cape #disable_uboot_overlay_addr0=1 #disable_uboot_overlay_addr1=1 #disable_uboot_overlay_addr2=1 #disable_uboot_overlay_addr3=1 ### ###U-Boot fdt tweaks... (60000 = 384KB) #uboot_fdt_buffer=0x60000 ###U-Boot Overlays### console=ttyS0,115200n8 cmdline=coherent_pool=1M net.ifnames=0 lpj=1990656 rng_core.default_quality=100 quiet #In the event of edid real failures, uncomment this next line: #cmdline=coherent_pool=1M net.ifnames=0 lpj=1990656 rng_core.default_quality=100 quiet video=HDMI-A-1:1024x768@60e #Use an overlayfs on top of a read-only root filesystem: #cmdline=coherent_pool=1M net.ifnames=0 lpj=1990656 rng_core.default_quality=100 quiet overlayroot=tmpfs ##enable Generic eMMC Flasher: #cmdline=init=/usr/sbin/init-beagle-flasher enable_uboot_overlays=1 capemgr.enable_partno=BB-UART4 ;; this is in sudo nano /boot/uEnv.txt</text:p>
      <text:h text:style-name="Heading_20_6" text:outline-level="6">ChatGPT said:</text:h>
      <text:p text:style-name="Text_20_body">The configuration in your <text:span text:style-name="Source_20_Text">/boot/uEnv.txt</text:span> file looks mostly correct, but there are a couple of things to note:</text:p>
      <text:list xml:id="list1506870807" text:style-name="L22">
        <text:list-item>
          <text:p text:style-name="P64"><text:span text:style-name="Strong_20_Emphasis">The </text:span><text:span text:style-name="Strong_20_Emphasis"><text:span text:style-name="Source_20_Text">capemgr.enable_partno=BB-UART4</text:span></text:span><text:span text:style-name="Strong_20_Emphasis"> setting</text:span> is used to enable UART4, which is not the same as UART1 (typically used with <text:span text:style-name="Source_20_Text">/dev/ttyS1</text:span> for GPIO pins like P9.24 and P9.26). This is a common mistake when configuring BeagleBone Black serial ports. You may want to ensure that the correct UART is enabled.</text:p>
        </text:list-item>
        <text:list-item>
          <text:p text:style-name="P64"><text:span text:style-name="Strong_20_Emphasis">Check the UART being used for GPS:</text:span></text:p>
          <text:list>
            <text:list-item>
              <text:p text:style-name="P65">If you're using <text:span text:style-name="Strong_20_Emphasis"><text:span text:style-name="Source_20_Text">/dev/ttyS1</text:span></text:span>, the typical overlay is <text:span text:style-name="Source_20_Text">BB-UART1</text:span>.</text:p>
            </text:list-item>
            <text:list-item>
              <text:p text:style-name="P64">If you're using <text:span text:style-name="Strong_20_Emphasis"><text:span text:style-name="Source_20_Text">/dev/ttyS2</text:span></text:span> or <text:span text:style-name="Strong_20_Emphasis"><text:span text:style-name="Source_20_Text">/dev/ttyS4</text:span></text:span>, then use <text:span text:style-name="Source_20_Text">BB-UART2</text:span> or <text:span text:style-name="Source_20_Text">BB-UART4</text:span> respectively.</text:p>
            </text:list-item>
          </text:list>
        </text:list-item>
      </text:list>
      <text:p text:style-name="Text_20_body">Here's how to correct it:</text:p>
      <text:h text:style-name="Heading_20_3" text:outline-level="3">Modify <text:span text:style-name="Source_20_Text">/boot/uEnv.txt</text:span> to Enable the Correct UART (UART1 for <text:span text:style-name="Source_20_Text">/dev/ttyS1</text:span>):</text:h>
      <text:list xml:id="list203278140" text:style-name="L23">
        <text:list-item>
          <text:p text:style-name="P66">Open the file for editing:</text:p>
          <text:p text:style-name="P21">bash</text:p>
          <text:p text:style-name="P21">Copy</text:p>
          <text:p text:style-name="P22"><text:span text:style-name="Source_20_Text">sudo nano /boot/uEnv.txt</text:span></text:p>
        </text:list-item>
        <text:list-item>
          <text:p text:style-name="P66">Change the line that reads:</text:p>
          <text:p text:style-name="P21">bash</text:p>
          <text:p text:style-name="P21">Copy</text:p>
          <text:p text:style-name="P22"><text:span text:style-name="Source_20_Text">capemgr.enable_partno=BB-UART4</text:span></text:p>
          <text:p text:style-name="P66">to:</text:p>
          <text:p text:style-name="P21">bash</text:p>
          <text:p text:style-name="P21">Copy</text:p>
          <text:p text:style-name="P22"><text:span text:style-name="Source_20_Text">capemgr.enable_partno=BB-UART1</text:span></text:p>
          <text:p text:style-name="P66">This enables UART1 (which corresponds to <text:span text:style-name="Source_20_Text">/dev/ttyS1</text:span>), which is what you would typically use for the GPIO pins (P9.24 and P9.26).</text:p>
        </text:list-item>
        <text:list-item>
          <text:p text:style-name="P66">Save the file and exit the editor (<text:span text:style-name="Source_20_Text">CTRL+X</text:span>, then <text:span text:style-name="Source_20_Text">Y</text:span> to confirm, then press <text:span text:style-name="Source_20_Text">Enter</text:span>).</text:p>
        </text:list-item>
        <text:list-item>
          <text:p text:style-name="P66"><text:soft-page-break/><text:span text:style-name="Strong_20_Emphasis">Reboot the BeagleBone Black</text:span> to apply the changes:</text:p>
          <text:p text:style-name="P21">bash</text:p>
          <text:p text:style-name="P21">Copy</text:p>
          <text:p text:style-name="P22"><text:span text:style-name="Source_20_Text">sudo reboot</text:span></text:p>
        </text:list-item>
      </text:list>
      <text:h text:style-name="Heading_20_3" text:outline-level="3">Verify that the UART is enabled and working</text:h>
      <text:p text:style-name="Text_20_body">Once the system reboots, verify that <text:span text:style-name="Source_20_Text">/dev/ttyS1</text:span> is now available by listing the serial devices:</text:p>
      <text:p text:style-name="Preformatted_20_Text">bash</text:p>
      <text:p text:style-name="Preformatted_20_Text">Copy</text:p>
      <text:p text:style-name="P2"><text:span text:style-name="Source_20_Text">ls /dev/ttyS*</text:span></text:p>
      <text:p text:style-name="Text_20_body">This should show something like:</text:p>
      <text:p text:style-name="Preformatted_20_Text">bash</text:p>
      <text:p text:style-name="Preformatted_20_Text">Copy</text:p>
      <text:p text:style-name="P2"><text:span text:style-name="Source_20_Text">/dev/ttyS0 <text:s/>/dev/ttyS1 <text:s/>/dev/ttyS2 <text:s/>/dev/ttyS3</text:span></text:p>
      <text:p text:style-name="Text_20_body">Now that <text:span text:style-name="Source_20_Text">ttyS1</text:span> is properly enabled, proceed with running your GPS code again.</text:p>
      <text:h text:style-name="Heading_20_3" text:outline-level="3">Test GPS Again</text:h>
      <text:p text:style-name="Text_20_body">After ensuring the correct UART is enabled, use a simple command to check if data is coming through on <text:span text:style-name="Source_20_Text">/dev/ttyS1</text:span>:</text:p>
      <text:p text:style-name="Preformatted_20_Text">bash</text:p>
      <text:p text:style-name="Preformatted_20_Text">Copy</text:p>
      <text:p text:style-name="P2"><text:span text:style-name="Source_20_Text">cat /dev/ttyS1</text:span></text:p>
      <text:p text:style-name="Text_20_body">You should start seeing NMEA sentences like <text:span text:style-name="Source_20_Text">$GPGGA</text:span>, <text:span text:style-name="Source_20_Text">$GPRMC</text:span>, etc., if the GPS module is working correctly.</text:p>
      <text:h text:style-name="Heading_20_3" text:outline-level="3">Additional Debugging</text:h>
      <text:p text:style-name="Text_20_body">If you're still not seeing any output, try the following:</text:p>
      <text:list xml:id="list3786439153" text:style-name="L24">
        <text:list-item>
          <text:p text:style-name="P67"><text:span text:style-name="Strong_20_Emphasis">Check GPS Fix:</text:span> Ensure your GPS module has a clear view of the sky, especially if it’s your first time using it or if it hasn't been powered on for a while. It may take a few minutes for it to get a satellite fix.</text:p>
        </text:list-item>
        <text:list-item>
          <text:p text:style-name="P67"><text:span text:style-name="Strong_20_Emphasis">Test with </text:span><text:span text:style-name="Strong_20_Emphasis"><text:span text:style-name="Source_20_Text">gpsd</text:span></text:span><text:span text:style-name="Strong_20_Emphasis">:</text:span> If nothing appears with <text:span text:style-name="Source_20_Text">cat</text:span>, you can install and test the GPS module with <text:span text:style-name="Source_20_Text">gpsd</text:span>:</text:p>
          <text:p text:style-name="P23">bash</text:p>
          <text:p text:style-name="P23">Copy</text:p>
          <text:p text:style-name="P24"><text:span text:style-name="Source_20_Text">sudo apt-get install gpsd gpsd-clients</text:span></text:p>
          <text:p text:style-name="P24"><text:span text:style-name="Source_20_Text">sudo gpsd /dev/ttyS1 -F /var/run/gpsd.sock</text:span></text:p>
          <text:p text:style-name="P25"><text:span text:style-name="Source_20_Text">cgps</text:span></text:p>
        </text:list-item>
      </text:list>
      <text:p text:style-name="Text_20_body">This will allow you to see real-time GPS data in a user-friendly format.</text:p>
      <text:p text:style-name="Horizontal_20_Line"/>
      <text:h text:style-name="Heading_20_3" text:outline-level="3"><text:soft-page-break/>Recap:</text:h>
      <text:list xml:id="list2456508904" text:style-name="L25">
        <text:list-item>
          <text:p text:style-name="P69">The key change is to update <text:span text:style-name="Source_20_Text">/boot/uEnv.txt</text:span> to use <text:span text:style-name="Source_20_Text">BB-UART1</text:span> for <text:span text:style-name="Source_20_Text">/dev/ttyS1</text:span> if that’s the port you're using for the GPS.</text:p>
        </text:list-item>
        <text:list-item>
          <text:p text:style-name="P69">After rebooting, check if <text:span text:style-name="Source_20_Text">/dev/ttyS1</text:span> is listed as available.</text:p>
        </text:list-item>
        <text:list-item>
          <text:p text:style-name="P68">Test the GPS output using simple commands like <text:span text:style-name="Source_20_Text">cat /dev/ttyS1</text:span> or <text:span text:style-name="Source_20_Text">gpsd</text:span> if necessary.</text:p>
        </text:list-item>
      </text:list>
      <text:p text:style-name="Text_20_body">Let me know if you still face issues or if the GPS is now working!</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1:46:16.292269337</meta:creation-date>
    <dc:date>2025-01-28T12:18:15.644434891</dc:date>
    <meta:editing-duration>PT1M38S</meta:editing-duration>
    <meta:editing-cycles>2</meta:editing-cycles>
    <meta:generator>LibreOffice/7.3.7.2$Linux_X86_64 LibreOffice_project/30$Build-2</meta:generator>
    <meta:document-statistic meta:table-count="1" meta:image-count="0" meta:object-count="0" meta:page-count="22" meta:paragraph-count="632" meta:word-count="6172" meta:character-count="37363" meta:non-whitespace-character-count="31417"/>
  </office:meta>
</office:document-meta>
</file>